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1B75000001E898D216BBE4D28DB4.png" manifest:media-type="image/png"/>
  <manifest:file-entry manifest:full-path="Pictures/100002010000066100000391F0B406968573708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1" svg:font-family="Calibri, sans-serif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,Bold" svg:font-family="'Arial,Bold'" style:font-family-generic="system" style:font-pitch="variable"/>
    <style:font-face style:name="Calibri3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Tabla2" style:family="table" style:master-page-name="Standard">
      <style:table-properties style:width="19.315cm" fo:margin-left="-0.153cm" fo:margin-top="0cm" fo:margin-bottom="0cm" style:page-number="auto" table:align="left" style:writing-mode="lr-tb"/>
    </style:style>
    <style:style style:name="Tabla2.A" style:family="table-column">
      <style:table-column-properties style:column-width="0.818cm"/>
    </style:style>
    <style:style style:name="Tabla2.B" style:family="table-column">
      <style:table-column-properties style:column-width="3.149cm"/>
    </style:style>
    <style:style style:name="Tabla2.C" style:family="table-column">
      <style:table-column-properties style:column-width="3.226cm"/>
    </style:style>
    <style:style style:name="Tabla2.D" style:family="table-column">
      <style:table-column-properties style:column-width="1.995cm"/>
    </style:style>
    <style:style style:name="Tabla2.E" style:family="table-column">
      <style:table-column-properties style:column-width="2.013cm"/>
    </style:style>
    <style:style style:name="Tabla2.F" style:family="table-column">
      <style:table-column-properties style:column-width="0.252cm"/>
    </style:style>
    <style:style style:name="Tabla2.G" style:family="table-column">
      <style:table-column-properties style:column-width="2.487cm"/>
    </style:style>
    <style:style style:name="Tabla2.H" style:family="table-column">
      <style:table-column-properties style:column-width="0.347cm"/>
    </style:style>
    <style:style style:name="Tabla2.I" style:family="table-column">
      <style:table-column-properties style:column-width="0.737cm"/>
    </style:style>
    <style:style style:name="Tabla2.J" style:family="table-column">
      <style:table-column-properties style:column-width="0.182cm"/>
    </style:style>
    <style:style style:name="Tabla2.K" style:family="table-column">
      <style:table-column-properties style:column-width="4.108cm"/>
    </style:style>
    <style:style style:name="Tabla2.1" style:family="table-row">
      <style:table-row-properties style:row-height="0.801cm" fo:keep-together="auto"/>
    </style:style>
    <style:style style:name="Tabla2.A1" style:family="table-cell">
      <style:table-cell-properties style:vertical-align="middle" fo:background-color="#cdcdcd" fo:padding-left="0.173cm" fo:padding-right="0.191cm" fo:padding-top="0cm" fo:padding-bottom="0cm" fo:border="0.5pt solid #000001">
        <style:background-image/>
      </style:table-cell-properties>
    </style:style>
    <style:style style:name="Tabla2.B1" style:family="table-cell">
      <style:table-cell-properties style:vertical-align="middle" fo:background-color="#ffffff" fo:padding-left="0.17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2.I1" style:family="table-cell">
      <style:table-cell-properties style:vertical-align="middle" fo:background-color="#ffffff" fo:padding-left="0.171cm" fo:padding-right="0.191cm" fo:padding-top="0cm" fo:padding-bottom="0cm" fo:border="0.5pt solid #000001">
        <style:background-image/>
      </style:table-cell-properties>
    </style:style>
    <style:style style:name="Tabla2.2" style:family="table-row">
      <style:table-row-properties style:min-row-height="1cm" fo:keep-together="auto"/>
    </style:style>
    <style:style style:name="Tabla2.A2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2.D2" style:family="table-cell">
      <style:table-cell-properties fo:background-color="#ffffff" fo:padding-left="0.171cm" fo:padding-right="0.191cm" fo:padding-top="0cm" fo:padding-bottom="0cm" fo:border="0.5pt solid #000001">
        <style:background-image/>
      </style:table-cell-properties>
    </style:style>
    <style:style style:name="Tabla2.G2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2.J2" style:family="table-cell">
      <style:table-cell-properties style:vertical-align="middle"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2.A3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2.C3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2.E3" style:family="table-cell">
      <style:table-cell-properties fo:background-color="#ffffff" fo:padding-left="0.171cm" fo:padding-right="0.191cm" fo:padding-top="0cm" fo:padding-bottom="0cm" fo:border="0.5pt solid #000001">
        <style:background-image/>
      </style:table-cell-properties>
    </style:style>
    <style:style style:name="Tabla2.H3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2.A4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2.E4" style:family="table-cell">
      <style:table-cell-properties fo:background-color="#ffffff" fo:padding-left="0.171cm" fo:padding-right="0.191cm" fo:padding-top="0cm" fo:padding-bottom="0cm" fo:border="0.5pt solid #000001">
        <style:background-image/>
      </style:table-cell-properties>
    </style:style>
    <style:style style:name="Tabla2.A5" style:family="table-cell">
      <style:table-cell-properties fo:background-color="#ffffff" fo:padding-left="0.173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2.E5" style:family="table-cell">
      <style:table-cell-properties fo:background-color="#ffffff" fo:padding-left="0.171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2.F5" style:family="table-cell">
      <style:table-cell-properties fo:background-color="#ffffff" fo:padding-left="0.171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2.K5" style:family="table-cell">
      <style:table-cell-properties fo:background-color="#ffffff" fo:padding-left="0.17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3" style:family="table">
      <style:table-properties style:width="19.39cm" fo:margin-left="-0.166cm" fo:margin-top="0cm" fo:margin-bottom="0cm" table:align="left" style:writing-mode="lr-tb"/>
    </style:style>
    <style:style style:name="Tabla3.A" style:family="table-column">
      <style:table-column-properties style:column-width="0.797cm"/>
    </style:style>
    <style:style style:name="Tabla3.B" style:family="table-column">
      <style:table-column-properties style:column-width="0.991cm"/>
    </style:style>
    <style:style style:name="Tabla3.C" style:family="table-column">
      <style:table-column-properties style:column-width="1.316cm"/>
    </style:style>
    <style:style style:name="Tabla3.D" style:family="table-column">
      <style:table-column-properties style:column-width="1.716cm"/>
    </style:style>
    <style:style style:name="Tabla3.E" style:family="table-column">
      <style:table-column-properties style:column-width="0.979cm"/>
    </style:style>
    <style:style style:name="Tabla3.F" style:family="table-column">
      <style:table-column-properties style:column-width="3.394cm"/>
    </style:style>
    <style:style style:name="Tabla3.G" style:family="table-column">
      <style:table-column-properties style:column-width="0.617cm"/>
    </style:style>
    <style:style style:name="Tabla3.H" style:family="table-column">
      <style:table-column-properties style:column-width="0.785cm"/>
    </style:style>
    <style:style style:name="Tabla3.I" style:family="table-column">
      <style:table-column-properties style:column-width="0.907cm"/>
    </style:style>
    <style:style style:name="Tabla3.J" style:family="table-column">
      <style:table-column-properties style:column-width="1.099cm"/>
    </style:style>
    <style:style style:name="Tabla3.K" style:family="table-column">
      <style:table-column-properties style:column-width="1.884cm"/>
    </style:style>
    <style:style style:name="Tabla3.L" style:family="table-column">
      <style:table-column-properties style:column-width="1.415cm"/>
    </style:style>
    <style:style style:name="Tabla3.M" style:family="table-column">
      <style:table-column-properties style:column-width="3.491cm"/>
    </style:style>
    <style:style style:name="Tabla3.1" style:family="table-row">
      <style:table-row-properties style:row-height="0.7cm" fo:keep-together="auto"/>
    </style:style>
    <style:style style:name="Tabla3.A1" style:family="table-cell">
      <style:table-cell-properties style:vertical-align="middle" fo:background-color="#cdcdcd" fo:padding-left="0.146cm" fo:padding-right="0.191cm" fo:padding-top="0cm" fo:padding-bottom="0cm" fo:border="0.5pt solid #000001">
        <style:background-image/>
      </style:table-cell-properties>
    </style:style>
    <style:style style:name="Tabla3.B1" style:family="table-cell">
      <style:table-cell-properties style:vertical-align="middle" fo:background-color="#ffffff" fo:padding-left="0.14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G1" style:family="table-cell">
      <style:table-cell-properties style:vertical-align="middle" fo:background-color="#ffffff" fo:padding-left="0.145cm" fo:padding-right="0.191cm" fo:padding-top="0cm" fo:padding-bottom="0cm" fo:border-left="0.5pt solid #000001" fo:border-right="none" fo:border-top="none" fo:border-bottom="none">
        <style:background-image/>
      </style:table-cell-properties>
    </style:style>
    <style:style style:name="Tabla3.H1" style:family="table-cell">
      <style:table-cell-properties style:vertical-align="middle" fo:background-color="#cdcdcd" fo:padding-left="0.14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I1" style:family="table-cell">
      <style:table-cell-properties style:vertical-align="middle" fo:background-color="#ffffff" fo:padding-left="0.145cm" fo:padding-right="0.191cm" fo:padding-top="0cm" fo:padding-bottom="0cm" fo:border="0.5pt solid #000001">
        <style:background-image/>
      </style:table-cell-properties>
    </style:style>
    <style:style style:name="Tabla3.2" style:family="table-row">
      <style:table-row-properties style:min-row-height="0.894cm" fo:keep-together="auto"/>
    </style:style>
    <style:style style:name="Tabla3.A2" style:family="table-cell">
      <style:table-cell-properties fo:background-color="#ffffff" fo:padding-left="0.146cm" fo:padding-right="0.191cm" fo:padding-top="0cm" fo:padding-bottom="0cm" fo:border="0.5pt solid #000001">
        <style:background-image/>
      </style:table-cell-properties>
    </style:style>
    <style:style style:name="Tabla3.H2" style:family="table-cell">
      <style:table-cell-properties fo:background-color="#ffffff" fo:padding-left="0.145cm" fo:padding-right="0.191cm" fo:padding-top="0cm" fo:padding-bottom="0cm" fo:border="0.5pt solid #000001">
        <style:background-image/>
      </style:table-cell-properties>
    </style:style>
    <style:style style:name="Tabla3.3" style:family="table-row">
      <style:table-row-properties style:min-row-height="0.9cm" fo:keep-together="auto"/>
    </style:style>
    <style:style style:name="Tabla3.A3" style:family="table-cell">
      <style:table-cell-properties style:vertical-align="middle" fo:background-color="#ffffff" fo:padding-left="0.146cm" fo:padding-right="0.191cm" fo:padding-top="0cm" fo:padding-bottom="0cm" fo:border="0.5pt solid #000001">
        <style:background-image/>
      </style:table-cell-properties>
    </style:style>
    <style:style style:name="Tabla3.D3" style:family="table-cell">
      <style:table-cell-properties fo:background-color="#ffffff" fo:padding-left="0.146cm" fo:padding-right="0.191cm" fo:padding-top="0cm" fo:padding-bottom="0cm" fo:border="0.5pt solid #000001">
        <style:background-image/>
      </style:table-cell-properties>
    </style:style>
    <style:style style:name="Tabla3.H3" style:family="table-cell">
      <style:table-cell-properties fo:background-color="#ffffff" fo:padding-left="0.14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K3" style:family="table-cell">
      <style:table-cell-properties fo:background-color="#ffffff" fo:padding-left="0.145cm" fo:padding-right="0.191cm" fo:padding-top="0cm" fo:padding-bottom="0cm" fo:border="0.5pt solid #000001">
        <style:background-image/>
      </style:table-cell-properties>
    </style:style>
    <style:style style:name="Tabla3.A4" style:family="table-cell">
      <style:table-cell-properties fo:background-color="#ffffff" fo:padding-left="0.146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E4" style:family="table-cell">
      <style:table-cell-properties fo:background-color="#ffffff" fo:padding-left="0.146cm" fo:padding-right="0.191cm" fo:padding-top="0cm" fo:padding-bottom="0cm" fo:border="0.5pt solid #000001">
        <style:background-image/>
      </style:table-cell-properties>
    </style:style>
    <style:style style:name="Tabla3.H4" style:family="table-cell">
      <style:table-cell-properties fo:background-color="#ffffff" fo:padding-left="0.14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L4" style:family="table-cell">
      <style:table-cell-properties fo:background-color="#ffffff" fo:padding-left="0.145cm" fo:padding-right="0.191cm" fo:padding-top="0cm" fo:padding-bottom="0cm" fo:border="0.5pt solid #000001">
        <style:background-image/>
      </style:table-cell-properties>
    </style:style>
    <style:style style:name="Tabla3.A5" style:family="table-cell">
      <style:table-cell-properties fo:background-color="#ffffff" fo:padding-left="0.146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3.H5" style:family="table-cell">
      <style:table-cell-properties fo:background-color="#ffffff" fo:padding-left="0.145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3.A6" style:family="table-cell">
      <style:table-cell-properties fo:background-color="#ffffff" fo:padding-left="0.146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3.C6" style:family="table-cell">
      <style:table-cell-properties fo:background-color="#ffffff" fo:padding-left="0.146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3.F6" style:family="table-cell">
      <style:table-cell-properties fo:background-color="#ffffff" fo:padding-left="0.146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3.H6" style:family="table-cell">
      <style:table-cell-properties fo:background-color="#ffffff" fo:padding-left="0.145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3.J6" style:family="table-cell">
      <style:table-cell-properties fo:background-color="#ffffff" fo:padding-left="0.145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3.M6" style:family="table-cell">
      <style:table-cell-properties fo:background-color="#ffffff" fo:padding-left="0.145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1" style:family="table">
      <style:table-properties style:width="19.371cm" fo:margin-left="-0.203cm" fo:margin-top="0cm" fo:margin-bottom="0cm" table:align="left" style:writing-mode="lr-tb"/>
    </style:style>
    <style:style style:name="Tabla1.A" style:family="table-column">
      <style:table-column-properties style:column-width="0.797cm"/>
    </style:style>
    <style:style style:name="Tabla1.B" style:family="table-column">
      <style:table-column-properties style:column-width="7.08cm"/>
    </style:style>
    <style:style style:name="Tabla1.C" style:family="table-column">
      <style:table-column-properties style:column-width="1.808cm"/>
    </style:style>
    <style:style style:name="Tabla1.D" style:family="table-column">
      <style:table-column-properties style:column-width="1.984cm"/>
    </style:style>
    <style:style style:name="Tabla1.E" style:family="table-column">
      <style:table-column-properties style:column-width="4.205cm"/>
    </style:style>
    <style:style style:name="Tabla1.F" style:family="table-column">
      <style:table-column-properties style:column-width="3.496cm"/>
    </style:style>
    <style:style style:name="Tabla1.1" style:family="table-row">
      <style:table-row-properties style:row-height="0.801cm" fo:keep-together="auto"/>
    </style:style>
    <style:style style:name="Tabla1.A1" style:family="table-cell">
      <style:table-cell-properties style:vertical-align="middle" fo:background-color="#d9d9d9" fo:padding-left="0.173cm" fo:padding-right="0.191cm" fo:padding-top="0cm" fo:padding-bottom="0cm" fo:border="0.5pt solid #000001">
        <style:background-image/>
      </style:table-cell-properties>
    </style:style>
    <style:style style:name="Tabla1.B1" style:family="table-cell">
      <style:table-cell-properties style:vertical-align="middle" fo:background-color="#ffffff" fo:padding-left="0.173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1.E1" style:family="table-cell">
      <style:table-cell-properties style:vertical-align="middle" fo:background-color="#ffffff" fo:padding-left="0.173cm" fo:padding-right="0.191cm" fo:padding-top="0cm" fo:padding-bottom="0cm" fo:border-left="none" fo:border-right="none" fo:border-top="0.5pt solid #000001" fo:border-bottom="0.5pt solid #000001">
        <style:background-image/>
      </style:table-cell-properties>
    </style:style>
    <style:style style:name="Tabla1.F1" style:family="table-cell">
      <style:table-cell-properties style:vertical-align="middle"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1.2" style:family="table-row">
      <style:table-row-properties style:min-row-height="0.6cm" fo:keep-together="auto"/>
    </style:style>
    <style:style style:name="Tabla1.3" style:family="table-row">
      <style:table-row-properties style:min-row-height="0.7cm" fo:keep-together="auto"/>
    </style:style>
    <style:style style:name="Tabla1.4" style:family="table-row">
      <style:table-row-properties style:min-row-height="0.739cm" fo:keep-together="auto"/>
    </style:style>
    <style:style style:name="Tabla1.A4" style:family="table-cell">
      <style:table-cell-properties fo:background-color="#ffffff" fo:padding-left="0.173cm" fo:padding-right="0.191cm" fo:padding-top="0cm" fo:padding-bottom="0cm" fo:border-left="0.5pt solid #000001" fo:border-right="0.5pt solid #000001" fo:border-top="0.5pt solid #000001" fo:border-bottom="0.5pt solid #00000a">
        <style:background-image/>
      </style:table-cell-properties>
    </style:style>
    <style:style style:name="Tabla1.D4" style:family="table-cell">
      <style:table-cell-properties fo:background-color="#ffffff" fo:padding-left="0.173cm" fo:padding-right="0.191cm" fo:padding-top="0cm" fo:padding-bottom="0cm" fo:border-left="0.5pt solid #000001" fo:border-right="0.5pt solid #000001" fo:border-top="0.5pt solid #000001" fo:border-bottom="0.5pt solid #00000a">
        <style:background-image/>
      </style:table-cell-properties>
    </style:style>
    <style:style style:name="Tabla1.5" style:family="table-row">
      <style:table-row-properties style:min-row-height="1.021cm" fo:keep-together="auto"/>
    </style:style>
    <style:style style:name="Tabla1.A5" style:family="table-cell">
      <style:table-cell-properties fo:background-color="#ffffff" fo:padding-left="0.173cm" fo:padding-right="0.191cm" fo:padding-top="0cm" fo:padding-bottom="0cm" fo:border-left="0.5pt solid #000001" fo:border-right="0.5pt solid #000001" fo:border-top="0.5pt solid #000001" fo:border-bottom="0.5pt solid #00000a">
        <style:background-image/>
      </style:table-cell-properties>
    </style:style>
    <style:style style:name="Tabla1.D5" style:family="table-cell">
      <style:table-cell-properties fo:background-color="#ffffff" fo:padding-left="0.173cm" fo:padding-right="0.191cm" fo:padding-top="0cm" fo:padding-bottom="0cm" fo:border-left="0.5pt solid #000001" fo:border-right="0.5pt solid #000001" fo:border-top="none" fo:border-bottom="0.5pt solid #00000a">
        <style:background-image/>
      </style:table-cell-properties>
    </style:style>
    <style:style style:name="Tabla1.6" style:family="table-row">
      <style:table-row-properties style:row-height="0.845cm" fo:keep-together="auto"/>
    </style:style>
    <style:style style:name="Tabla1.A6" style:family="table-cell">
      <style:table-cell-properties style:vertical-align="middle" fo:background-color="#bfbfbf" fo:padding-left="0.173cm" fo:padding-right="0.191cm" fo:padding-top="0cm" fo:padding-bottom="0cm" fo:border="0.5pt solid #000001">
        <style:background-image/>
      </style:table-cell-properties>
    </style:style>
    <style:style style:name="P1" style:family="paragraph" style:parent-style-name="Standard">
      <style:paragraph-properties fo:margin-left="0cm" fo:margin-right="4.066cm" fo:margin-top="0cm" fo:margin-bottom="0cm" loext:contextual-spacing="false" fo:text-align="center" style:justify-single-word="false" fo:text-indent="0cm" style:auto-text-indent="false"/>
      <style:text-properties fo:font-size="2pt" style:font-size-asian="1.75pt" style:font-size-complex="2pt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2pt" fo:letter-spacing="normal" fo:font-weight="bold" style:font-size-asian="1.75pt" style:font-weight-asian="bold" style:font-size-complex="2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officeooo:paragraph-rsid="003e442c" style:font-size-asian="14pt" style:font-size-complex="14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3e442c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8pt" fo:language="es" fo:country="ES" officeooo:paragraph-rsid="0047e467" style:font-size-asian="8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es" fo:country="ES" officeooo:paragraph-rsid="0047e467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Calibri2" fo:font-size="6pt" officeooo:paragraph-rsid="0047e467" style:font-size-asian="6pt" style:font-size-complex="6pt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49d269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1" fo:font-size="11pt" fo:language="es" fo:country="ES" officeooo:paragraph-rsid="0047e467" style:font-size-asian="11pt" style:font-name-complex="TimesNewRomanPSMT" style:font-size-complex="7pt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fo:font-size="7.5pt" officeooo:paragraph-rsid="005c9c37" style:font-size-asian="7.5pt" style:font-size-complex="7.5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fo:font-size="7.5pt" fo:language="es" fo:country="ES" officeooo:paragraph-rsid="003e442c" style:font-size-asian="7.5pt" style:font-size-complex="7.5pt"/>
    </style:style>
    <style:style style:name="P13" style:family="paragraph" style:parent-style-name="Text_20_body">
      <style:paragraph-properties fo:margin-top="0cm" fo:margin-bottom="0cm" loext:contextual-spacing="false"/>
      <style:text-properties fo:font-size="8pt" officeooo:paragraph-rsid="002d8402" style:font-size-asian="8pt" style:font-size-complex="8pt"/>
    </style:style>
    <style:style style:name="P14" style:family="paragraph" style:parent-style-name="Text_20_body">
      <style:paragraph-properties fo:margin-top="0cm" fo:margin-bottom="0cm" loext:contextual-spacing="false"/>
      <style:text-properties fo:font-size="8pt" officeooo:paragraph-rsid="005c9c37" style:font-size-asian="8pt" style:font-size-complex="8pt"/>
    </style:style>
    <style:style style:name="P15" style:family="paragraph" style:parent-style-name="Header">
      <style:text-properties fo:language="es" fo:country="ES"/>
    </style:style>
    <style:style style:name="P16" style:family="paragraph" style:parent-style-name="Table_20_Paragraph">
      <style:paragraph-properties fo:margin-left="0.171cm" fo:margin-right="0cm" fo:text-indent="0cm" style:auto-text-indent="false"/>
      <style:text-properties officeooo:rsid="001b8242" officeooo:paragraph-rsid="005c9c37"/>
    </style:style>
    <style:style style:name="P17" style:family="paragraph" style:parent-style-name="Table_20_Paragraph">
      <style:paragraph-properties fo:margin-left="0.171cm" fo:margin-right="0cm" fo:text-indent="0cm" style:auto-text-indent="false"/>
      <style:text-properties fo:font-size="7.5pt" officeooo:paragraph-rsid="005c9c37" style:font-size-asian="7.5pt" style:font-size-complex="7.5pt"/>
    </style:style>
    <style:style style:name="P18" style:family="paragraph" style:parent-style-name="Table_20_Paragraph">
      <style:paragraph-properties fo:margin-left="0.171cm" fo:margin-right="0cm" fo:text-indent="0cm" style:auto-text-indent="false"/>
      <style:text-properties officeooo:paragraph-rsid="005c9c37"/>
    </style:style>
    <style:style style:name="P19" style:family="paragraph" style:parent-style-name="Table_20_Paragraph">
      <style:paragraph-properties fo:margin-left="0.171cm" fo:margin-right="0cm" fo:margin-top="0cm" fo:margin-bottom="0.101cm" loext:contextual-spacing="false" fo:text-indent="0cm" style:auto-text-indent="false"/>
      <style:text-properties fo:font-size="7.5pt" fo:language="es" fo:country="ES" officeooo:rsid="004c01a3" officeooo:paragraph-rsid="005c9c37" style:font-size-asian="7.5pt" style:font-size-complex="7.5pt"/>
    </style:style>
    <style:style style:name="P20" style:family="paragraph" style:parent-style-name="Table_20_Paragraph">
      <style:paragraph-properties fo:margin-left="0.169cm" fo:margin-right="0cm" fo:text-indent="0cm" style:auto-text-indent="false"/>
      <style:text-properties fo:letter-spacing="normal" fo:language="es" fo:country="ES" fo:font-weight="bold" officeooo:paragraph-rsid="0047e467" style:font-weight-asian="bold"/>
    </style:style>
    <style:style style:name="P21" style:family="paragraph" style:parent-style-name="Standard">
      <style:paragraph-properties fo:margin-left="0.169cm" fo:margin-right="0cm" fo:margin-top="0cm" fo:margin-bottom="0cm" loext:contextual-spacing="false" fo:text-align="end" style:justify-single-word="false" fo:text-indent="0cm" style:auto-text-indent="false"/>
      <style:text-properties fo:color="#800000" style:font-name="Arial1" fo:font-size="14pt" fo:letter-spacing="normal" fo:language="es" fo:country="ES" fo:font-weight="bold" officeooo:rsid="0011c667" officeooo:paragraph-rsid="0047e467" style:font-size-asian="14pt" style:font-weight-asian="bold" style:font-size-complex="14pt"/>
    </style:style>
    <style:style style:name="P22" style:family="paragraph" style:parent-style-name="Table_20_Paragraph">
      <style:paragraph-properties fo:margin-top="0cm" fo:margin-bottom="0.138cm" loext:contextual-spacing="false" style:writing-mode="lr-tb"/>
      <style:text-properties fo:font-size="8pt" fo:letter-spacing="normal" fo:language="es" fo:country="ES" officeooo:paragraph-rsid="005c0667" style:font-size-asian="8pt" style:font-size-complex="8pt"/>
    </style:style>
    <style:style style:name="P23" style:family="paragraph" style:parent-style-name="Standard">
      <style:paragraph-properties fo:margin-top="0.212cm" fo:margin-bottom="0cm" loext:contextual-spacing="false" fo:line-height="100%" fo:text-align="center" style:justify-single-word="false"/>
      <style:text-properties fo:font-size="8pt" fo:language="es" fo:country="ES" officeooo:paragraph-rsid="0047e467" style:font-size-asian="8pt" style:font-name-complex="Arial2" style:font-size-complex="8pt"/>
    </style:style>
    <style:style style:name="P24" style:family="paragraph" style:parent-style-name="Table_20_Paragraph">
      <style:paragraph-properties fo:text-align="center" style:justify-single-word="false"/>
      <style:text-properties style:font-name="Garamond" fo:font-size="18pt" fo:language="es" fo:country="ES" fo:font-weight="bold" officeooo:paragraph-rsid="0047e467" style:font-size-asian="18pt" style:font-weight-asian="bold"/>
    </style:style>
    <style:style style:name="P25" style:family="paragraph" style:parent-style-name="Table_20_Paragraph">
      <style:paragraph-properties fo:text-align="center" style:justify-single-word="false"/>
      <style:text-properties style:font-name="Garamond" fo:font-size="18pt" fo:font-weight="bold" officeooo:paragraph-rsid="005c9c37" style:font-size-asian="18pt" style:font-weight-asian="bold"/>
    </style:style>
    <style:style style:name="P26" style:family="paragraph" style:parent-style-name="Table_20_Paragraph">
      <style:paragraph-properties fo:margin-left="0.166cm" fo:margin-right="0cm" fo:text-indent="0cm" style:auto-text-indent="false"/>
      <style:text-properties fo:font-size="7.5pt" officeooo:paragraph-rsid="005c9c37" style:font-size-asian="7.5pt" style:font-size-complex="7.5pt"/>
    </style:style>
    <style:style style:name="P27" style:family="paragraph" style:parent-style-name="Table_20_Paragraph">
      <style:paragraph-properties fo:margin-left="0.166cm" fo:margin-right="0cm" fo:text-indent="0cm" style:auto-text-indent="false"/>
      <style:text-properties officeooo:paragraph-rsid="005c9c37"/>
    </style:style>
    <style:style style:name="P28" style:family="paragraph" style:parent-style-name="Standard">
      <style:paragraph-properties fo:margin-left="0.166cm" fo:margin-right="0cm" fo:margin-top="0cm" fo:margin-bottom="0.139cm" loext:contextual-spacing="false" fo:line-height="100%" fo:text-align="start" style:justify-single-word="false" fo:text-indent="0cm" style:auto-text-indent="false"/>
      <style:text-properties fo:color="#800000" style:font-name="Arial1" fo:font-size="8pt" fo:letter-spacing="normal" fo:language="es" fo:country="ES" fo:font-weight="bold" officeooo:paragraph-rsid="005c0667" style:font-size-asian="8pt" style:font-weight-asian="bold" style:font-size-complex="8pt"/>
    </style:style>
    <style:style style:name="P29" style:family="paragraph" style:parent-style-name="Table_20_Paragraph">
      <style:paragraph-properties fo:margin-left="0.166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alibri2" fo:font-size="6pt" fo:letter-spacing="normal" fo:language="es" fo:country="ES" fo:font-weight="bold" officeooo:rsid="0048957e" officeooo:paragraph-rsid="00508470" style:font-size-asian="6pt" style:font-weight-asian="bold" style:font-size-complex="6pt" style:font-weight-complex="bold"/>
    </style:style>
    <style:style style:name="P30" style:family="paragraph" style:parent-style-name="Table_20_Paragraph">
      <style:paragraph-properties fo:margin-left="0.166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Calibri2" fo:font-size="8pt" fo:letter-spacing="normal" fo:language="es" fo:country="ES" fo:font-weight="bold" officeooo:paragraph-rsid="00508470" style:font-size-asian="8pt" style:font-weight-asian="bold" style:font-size-complex="8pt" style:font-weight-complex="bold"/>
    </style:style>
    <style:style style:name="P31" style:family="paragraph" style:parent-style-name="Table_20_Paragraph">
      <style:paragraph-properties fo:margin-left="0.166cm" fo:margin-right="0.242cm" fo:text-align="justify" style:justify-single-word="false" fo:text-indent="0cm" style:auto-text-indent="false"/>
      <style:text-properties fo:language="es" fo:country="ES" officeooo:paragraph-rsid="0047e467"/>
    </style:style>
    <style:style style:name="P3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800000" style:font-name="Arial1" fo:font-size="28pt" fo:letter-spacing="normal" fo:language="es" fo:country="ES" fo:font-weight="bold" officeooo:paragraph-rsid="005c0667" style:font-size-asian="28pt" style:font-weight-asian="bold" style:font-size-complex="28pt"/>
    </style:style>
    <style:style style:name="P33" style:family="paragraph" style:parent-style-name="Table_20_Paragraph">
      <style:paragraph-properties fo:margin-left="0cm" fo:margin-right="0cm" fo:margin-top="0cm" fo:margin-bottom="0.138cm" loext:contextual-spacing="false" fo:text-indent="0cm" style:auto-text-indent="false" style:writing-mode="lr-tb"/>
      <style:text-properties fo:font-size="8pt" fo:letter-spacing="normal" officeooo:paragraph-rsid="005c0667" style:font-size-asian="8pt" style:font-size-complex="8pt"/>
    </style:style>
    <style:style style:name="P34" style:family="paragraph" style:parent-style-name="Table_20_Paragraph">
      <style:paragraph-properties fo:margin-left="0cm" fo:margin-right="0cm" fo:margin-top="0cm" fo:margin-bottom="0.138cm" loext:contextual-spacing="false" fo:text-indent="0cm" style:auto-text-indent="false" style:writing-mode="lr-tb"/>
      <style:text-properties style:text-position="13% 100%" fo:font-size="7.5pt" fo:letter-spacing="normal" fo:language="es" fo:country="ES" officeooo:rsid="002d253f" officeooo:paragraph-rsid="0030f3be" style:font-size-asian="7.5pt" style:font-name-complex="Calibri3" style:font-size-complex="7.5pt" style:text-scale="105%"/>
    </style:style>
    <style:style style:name="P35" style:family="paragraph" style:parent-style-name="Table_20_Paragraph">
      <style:paragraph-properties fo:margin-left="0cm" fo:margin-right="0cm" fo:text-indent="0cm" style:auto-text-indent="false"/>
      <style:text-properties officeooo:paragraph-rsid="005c9c37"/>
    </style:style>
    <style:style style:name="P36" style:family="paragraph" style:parent-style-name="Table_20_Paragraph">
      <style:paragraph-properties fo:margin-left="0cm" fo:margin-right="0cm" fo:margin-top="0.101cm" fo:margin-bottom="0cm" loext:contextual-spacing="false" fo:text-indent="0cm" style:auto-text-indent="false" style:writing-mode="lr-tb"/>
      <style:text-properties fo:font-size="8pt" officeooo:paragraph-rsid="002d8402" style:font-size-asian="8pt" style:font-size-complex="8pt"/>
    </style:style>
    <style:style style:name="P37" style:family="paragraph" style:parent-style-name="Table_20_Paragraph">
      <style:paragraph-properties fo:margin-top="0.199cm" fo:margin-bottom="0cm" loext:contextual-spacing="false" fo:text-align="center" style:justify-single-word="false"/>
      <style:text-properties officeooo:paragraph-rsid="005c9c37"/>
    </style:style>
    <style:style style:name="P38" style:family="paragraph" style:parent-style-name="Standard">
      <style:paragraph-properties fo:margin-left="0.259cm" fo:margin-right="0cm" fo:margin-top="0cm" fo:margin-bottom="0cm" loext:contextual-spacing="false" fo:orphans="0" fo:widows="0" fo:text-indent="0cm" style:auto-text-indent="false"/>
      <style:text-properties fo:font-size="8pt" officeooo:paragraph-rsid="00317047" style:font-size-asian="8pt" style:font-size-complex="8pt"/>
    </style:style>
    <style:style style:name="P39" style:family="paragraph" style:parent-style-name="Table_20_Paragraph">
      <style:paragraph-properties fo:margin-top="0.199cm" fo:margin-bottom="0.139cm" loext:contextual-spacing="false" fo:line-height="100%"/>
      <style:text-properties fo:font-size="8pt" fo:language="es" fo:country="ES" officeooo:paragraph-rsid="0047e467" style:font-size-asian="8pt" style:font-size-complex="8pt"/>
    </style:style>
    <style:style style:name="P40" style:family="paragraph" style:parent-style-name="Table_20_Paragraph">
      <style:paragraph-properties fo:margin-top="0.199cm" fo:margin-bottom="0.139cm" loext:contextual-spacing="false"/>
      <style:text-properties fo:font-size="8pt" fo:language="es" fo:country="ES" officeooo:paragraph-rsid="0047e467" style:font-size-asian="8pt" style:font-size-complex="8pt"/>
    </style:style>
    <style:style style:name="P41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42" style:family="paragraph">
      <style:paragraph-properties fo:text-align="center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43" style:family="paragraph">
      <style:paragraph-properties fo:text-align="center"/>
      <style:text-properties fo:font-variant="normal" fo:text-transform="none" style:text-line-through-style="none" style:text-line-through-type="none" style:font-name="Arial" fo:font-size="8pt" fo:font-style="normal" style:text-underline-style="none" fo:font-weight="bold" fo:background-color="transparent"/>
    </style:style>
    <style:style style:name="P44" style:family="paragraph">
      <style:paragraph-properties fo:text-align="center"/>
      <style:text-properties fo:font-variant="normal" fo:text-transform="none" style:text-line-through-style="none" style:text-line-through-type="none" style:font-name="Arial" fo:font-size="8pt" fo:font-style="normal" style:text-underline-style="none" fo:font-weight="normal" fo:background-color="transparent"/>
    </style:style>
    <style:style style:name="P4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46" style:family="paragraph">
      <style:paragraph-properties fo:text-align="center"/>
      <style:text-properties fo:font-variant="normal" fo:text-transform="none" style:text-line-through-style="none" style:text-line-through-type="none" style:font-name="Arial" fo:font-size="10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style:font-name="Times New Roman" fo:letter-spacing="normal" fo:font-weight="bold" style:font-weight-asian="bold"/>
    </style:style>
    <style:style style:name="T3" style:family="text">
      <style:text-properties style:font-name="Times New Roman" fo:font-weight="bold" style:font-weight-asian="bold"/>
    </style:style>
    <style:style style:name="T4" style:family="text">
      <style:text-properties style:font-name="Arial1" fo:letter-spacing="normal" fo:font-weight="bold" style:font-weight-asian="bold"/>
    </style:style>
    <style:style style:name="T5" style:family="text">
      <style:text-properties style:font-name="Arial1" fo:font-weight="bold" style:font-weight-asian="bold"/>
    </style:style>
    <style:style style:name="T6" style:family="text">
      <style:text-properties fo:color="#800000" style:font-name="Arial1" fo:font-size="20pt" fo:letter-spacing="normal" fo:font-weight="bold" style:font-size-asian="20pt" style:font-weight-asian="bold" style:font-size-complex="20pt"/>
    </style:style>
    <style:style style:name="T7" style:family="text">
      <style:text-properties fo:color="#800000" style:font-name="Arial1" fo:font-size="20pt" fo:letter-spacing="normal" fo:font-weight="bold" officeooo:rsid="0057717f" style:font-size-asian="20pt" style:font-weight-asian="bold" style:font-size-complex="20pt"/>
    </style:style>
    <style:style style:name="T8" style:family="text">
      <style:text-properties fo:color="#800000" style:font-name="Arial1" fo:font-size="20pt" fo:letter-spacing="normal" fo:font-weight="bold" officeooo:rsid="003e442c" style:font-size-asian="20pt" style:font-weight-asian="bold" style:font-size-complex="20pt"/>
    </style:style>
    <style:style style:name="T9" style:family="text">
      <style:text-properties fo:color="#800000" style:font-name="Arial1" fo:font-size="20pt" fo:letter-spacing="normal" fo:font-weight="bold" officeooo:rsid="005bba90" style:font-size-asian="20pt" style:font-weight-asian="bold" style:font-size-complex="20pt"/>
    </style:style>
    <style:style style:name="T10" style:family="text">
      <style:text-properties style:text-position="13% 100%" fo:font-size="7.5pt" style:font-size-asian="7.5pt" style:font-size-complex="7.5pt" style:text-scale="115%"/>
    </style:style>
    <style:style style:name="T11" style:family="text">
      <style:text-properties style:text-position="13% 100%" fo:font-size="7.5pt" style:font-size-asian="7.5pt" style:font-name-complex="Calibri3" style:font-size-complex="7.5pt" style:text-scale="105%"/>
    </style:style>
    <style:style style:name="T12" style:family="text">
      <style:text-properties style:text-position="13% 100%" fo:font-size="7.5pt" fo:language="es" fo:country="ES" style:font-size-asian="7.5pt" style:font-name-complex="Calibri3" style:font-size-complex="7.5pt" style:text-scale="105%"/>
    </style:style>
    <style:style style:name="T13" style:family="text">
      <style:text-properties style:text-position="13% 100%" fo:letter-spacing="normal" style:text-scale="105%"/>
    </style:style>
    <style:style style:name="T14" style:family="text">
      <style:text-properties style:text-position="13% 100%" fo:letter-spacing="normal" style:text-scale="115%"/>
    </style:style>
    <style:style style:name="T15" style:family="text">
      <style:text-properties style:text-position="13% 100%" fo:letter-spacing="normal" fo:language="es" fo:country="ES" fo:font-weight="bold" officeooo:rsid="0019c5d1" style:font-name-asian="Arial2" style:font-weight-asian="normal" style:font-name-complex="Arial2" style:font-weight-complex="normal" style:text-scale="105%"/>
    </style:style>
    <style:style style:name="T16" style:family="text">
      <style:text-properties style:text-position="13% 100%" fo:letter-spacing="normal" fo:language="es" fo:country="ES" fo:font-weight="bold" officeooo:rsid="002eb017" style:font-name-asian="Arial2" style:font-weight-asian="normal" style:font-name-complex="Arial2" style:font-weight-complex="normal" style:text-scale="105%"/>
    </style:style>
    <style:style style:name="T17" style:family="text">
      <style:text-properties style:text-position="13% 100%" fo:letter-spacing="normal" fo:language="es" fo:country="ES" fo:font-weight="normal" officeooo:rsid="002eb017" style:font-name-asian="Arial2" style:font-weight-asian="normal" style:font-name-complex="Arial2" style:font-weight-complex="normal" style:text-scale="105%"/>
    </style:style>
    <style:style style:name="T18" style:family="text">
      <style:text-properties style:text-position="13% 100%" fo:letter-spacing="normal" fo:language="es" fo:country="ES" fo:font-weight="normal" officeooo:rsid="002458ac" style:font-name-asian="Arial2" style:font-weight-asian="normal" style:font-name-complex="Arial2" style:font-weight-complex="normal" style:text-scale="105%"/>
    </style:style>
    <style:style style:name="T19" style:family="text">
      <style:text-properties style:text-position="13% 100%" fo:font-size="8pt" fo:letter-spacing="normal" fo:language="es" fo:country="ES" style:font-size-asian="8pt" style:font-size-complex="8pt" style:text-scale="105%"/>
    </style:style>
    <style:style style:name="T20" style:family="text">
      <style:text-properties style:text-position="13% 100%" fo:font-size="8pt" fo:letter-spacing="normal" fo:language="es" fo:country="ES" style:font-size-asian="8pt" style:font-name-complex="Calibri3" style:font-size-complex="8pt" style:text-scale="105%"/>
    </style:style>
    <style:style style:name="T21" style:family="text">
      <style:text-properties fo:font-size="6pt" fo:font-style="italic" style:font-size-asian="6pt" style:font-style-asian="italic" style:font-name-complex="Arial2" style:font-size-complex="6pt"/>
    </style:style>
    <style:style style:name="T22" style:family="text">
      <style:text-properties fo:font-size="6pt" officeooo:rsid="0011c667" style:font-size-asian="6pt" style:font-size-complex="6pt"/>
    </style:style>
    <style:style style:name="T23" style:family="text">
      <style:text-properties fo:font-size="6pt" officeooo:rsid="0048957e" style:font-size-asian="6pt" style:font-size-complex="6pt"/>
    </style:style>
    <style:style style:name="T24" style:family="text">
      <style:text-properties fo:font-size="14pt" officeooo:rsid="0011c667" style:font-size-asian="14pt" style:font-size-complex="14pt"/>
    </style:style>
    <style:style style:name="T25" style:family="text">
      <style:text-properties fo:letter-spacing="normal"/>
    </style:style>
    <style:style style:name="T26" style:family="text">
      <style:text-properties fo:letter-spacing="normal" fo:language="es" fo:country="ES"/>
    </style:style>
    <style:style style:name="T27" style:family="text">
      <style:text-properties fo:letter-spacing="normal" fo:language="es" fo:country="ES" fo:font-weight="bold" officeooo:rsid="0019c5d1" style:font-name-asian="Arial2" style:font-name-complex="Arial2"/>
    </style:style>
    <style:style style:name="T28" style:family="text">
      <style:text-properties fo:letter-spacing="normal" fo:language="es" fo:country="ES" officeooo:rsid="002f8cdd"/>
    </style:style>
    <style:style style:name="T29" style:family="text">
      <style:text-properties fo:letter-spacing="normal" fo:language="es" fo:country="ES" officeooo:rsid="00317047"/>
    </style:style>
    <style:style style:name="T30" style:family="text">
      <style:text-properties fo:letter-spacing="0.046cm" fo:font-weight="bold" style:font-weight-asian="bold"/>
    </style:style>
    <style:style style:name="T31" style:family="text">
      <style:text-properties fo:font-weight="bold" style:font-weight-asian="bold"/>
    </style:style>
    <style:style style:name="T32" style:family="text">
      <style:text-properties fo:font-weight="bold" officeooo:rsid="00317047" style:font-weight-asian="bold" style:font-name-complex="Arial,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letter-spacing="0.048cm" fo:font-weight="bold" style:font-weight-asian="bold"/>
    </style:style>
    <style:style style:name="T35" style:family="text">
      <style:text-properties fo:letter-spacing="0.042cm" fo:font-weight="bold" style:font-weight-asian="bold"/>
    </style:style>
    <style:style style:name="T36" style:family="text">
      <style:text-properties fo:font-size="7.5pt" fo:letter-spacing="0.019cm" style:font-size-asian="7.5pt" style:font-size-complex="7.5pt"/>
    </style:style>
    <style:style style:name="T37" style:family="text">
      <style:text-properties fo:font-size="7.5pt" fo:letter-spacing="0.019cm" fo:language="es" fo:country="ES" style:font-size-asian="7.5pt" style:font-size-complex="7.5pt"/>
    </style:style>
    <style:style style:name="T38" style:family="text">
      <style:text-properties fo:font-size="7.5pt" style:font-size-asian="7.5pt" style:font-size-complex="7.5pt"/>
    </style:style>
    <style:style style:name="T39" style:family="text">
      <style:text-properties fo:font-size="7.5pt" fo:letter-spacing="0.026cm" style:font-size-asian="7.5pt" style:font-size-complex="7.5pt"/>
    </style:style>
    <style:style style:name="T40" style:family="text">
      <style:text-properties fo:font-size="7.5pt" fo:letter-spacing="0.026cm" fo:language="es" fo:country="ES" style:font-size-asian="7.5pt" style:font-size-complex="7.5pt"/>
    </style:style>
    <style:style style:name="T41" style:family="text">
      <style:text-properties fo:font-size="7.5pt" fo:letter-spacing="0.023cm" style:font-size-asian="7.5pt" style:font-size-complex="7.5pt"/>
    </style:style>
    <style:style style:name="T42" style:family="text">
      <style:text-properties fo:font-size="7.5pt" fo:letter-spacing="0.016cm" style:font-size-asian="7.5pt" style:font-size-complex="7.5pt"/>
    </style:style>
    <style:style style:name="T43" style:family="text">
      <style:text-properties fo:font-size="7.5pt" fo:letter-spacing="0.018cm" style:font-size-asian="7.5pt" style:font-size-complex="7.5pt"/>
    </style:style>
    <style:style style:name="T44" style:family="text">
      <style:text-properties fo:font-size="7.5pt" fo:letter-spacing="0.025cm" style:font-size-asian="7.5pt" style:font-size-complex="7.5pt"/>
    </style:style>
    <style:style style:name="T45" style:family="text">
      <style:text-properties fo:font-size="7.5pt" fo:letter-spacing="0.025cm" fo:language="es" fo:country="ES" style:font-size-asian="7.5pt" style:font-size-complex="7.5pt"/>
    </style:style>
    <style:style style:name="T46" style:family="text">
      <style:text-properties fo:font-size="7.5pt" fo:language="es" fo:country="ES" style:font-size-asian="7.5pt" style:font-size-complex="7.5pt"/>
    </style:style>
    <style:style style:name="T47" style:family="text">
      <style:text-properties fo:font-size="7.5pt" fo:language="es" fo:country="ES" style:font-size-asian="7.5pt" style:font-size-complex="7.5pt" style:text-scale="105%"/>
    </style:style>
    <style:style style:name="T48" style:family="text">
      <style:text-properties fo:font-size="7.5pt" fo:language="es" fo:country="ES" officeooo:rsid="00523fcc" style:font-size-asian="7.5pt" style:font-size-complex="7.5pt" style:text-scale="105%"/>
    </style:style>
    <style:style style:name="T49" style:family="text">
      <style:text-properties fo:font-size="7.5pt" fo:language="es" fo:country="ES" fo:font-weight="bold" officeooo:rsid="004d3ae0" style:font-size-asian="7.5pt" style:font-weight-asian="bold" style:font-size-complex="7.5pt" style:font-weight-complex="bold"/>
    </style:style>
    <style:style style:name="T50" style:family="text">
      <style:text-properties fo:letter-spacing="0.028cm" fo:language="es" fo:country="ES" fo:font-weight="bold" style:font-weight-asian="bold"/>
    </style:style>
    <style:style style:name="T51" style:family="text">
      <style:text-properties fo:letter-spacing="0.026cm" fo:language="es" fo:country="ES" fo:font-weight="bold" style:font-weight-asian="bold"/>
    </style:style>
    <style:style style:name="T52" style:family="text">
      <style:text-properties fo:letter-spacing="0.026cm" fo:language="es" fo:country="ES" fo:font-weight="bold" officeooo:rsid="00070cad" style:font-weight-asian="bold"/>
    </style:style>
    <style:style style:name="T53" style:family="text">
      <style:text-properties fo:font-size="7pt" fo:letter-spacing="0.005cm" fo:font-style="italic" style:font-size-asian="7pt" style:font-style-asian="italic" style:font-size-complex="7pt"/>
    </style:style>
    <style:style style:name="T54" style:family="text">
      <style:text-properties fo:font-size="7pt" fo:letter-spacing="0.035cm" fo:font-style="italic" style:font-size-asian="7pt" style:font-style-asian="italic" style:font-size-complex="7pt"/>
    </style:style>
    <style:style style:name="T55" style:family="text">
      <style:text-properties fo:font-size="7pt" fo:letter-spacing="0.037cm" fo:font-style="italic" style:font-size-asian="7pt" style:font-style-asian="italic" style:font-size-complex="7pt"/>
    </style:style>
    <style:style style:name="T56" style:family="text">
      <style:text-properties fo:font-size="7pt" fo:letter-spacing="0.046cm" fo:font-style="italic" style:font-size-asian="7pt" style:font-style-asian="italic" style:font-size-complex="7pt"/>
    </style:style>
    <style:style style:name="T57" style:family="text">
      <style:text-properties fo:font-size="7pt" fo:letter-spacing="0.048cm" fo:font-style="italic" style:font-size-asian="7pt" style:font-style-asian="italic" style:font-size-complex="7pt"/>
    </style:style>
    <style:style style:name="T58" style:family="text">
      <style:text-properties fo:font-size="7pt" fo:letter-spacing="normal" fo:font-style="italic" style:font-size-asian="7pt" style:font-style-asian="italic" style:font-size-complex="7pt"/>
    </style:style>
    <style:style style:name="T59" style:family="text">
      <style:text-properties fo:font-size="7pt" fo:letter-spacing="0.002cm" fo:font-style="italic" style:font-size-asian="7pt" style:font-style-asian="italic" style:font-size-complex="7pt"/>
    </style:style>
    <style:style style:name="T60" style:family="text">
      <style:text-properties fo:font-size="7pt" fo:letter-spacing="0.007cm" fo:font-style="italic" style:font-size-asian="7pt" style:font-style-asian="italic" style:font-size-complex="7pt"/>
    </style:style>
    <style:style style:name="T61" style:family="text">
      <style:text-properties fo:font-size="7pt" fo:font-style="italic" style:font-size-asian="7pt" style:font-style-asian="italic" style:font-size-complex="7pt"/>
    </style:style>
    <style:style style:name="T62" style:family="text">
      <style:text-properties fo:font-size="7pt" fo:language="es" fo:country="ES" style:font-size-asian="7pt" style:font-name-complex="TimesNewRomanPSMT" style:font-size-complex="7pt"/>
    </style:style>
    <style:style style:name="T63" style:family="text">
      <style:text-properties style:text-position="super 58%" fo:letter-spacing="normal" fo:language="es" fo:country="ES" fo:font-weight="bold" style:font-weight-asian="bold"/>
    </style:style>
    <style:style style:name="T64" style:family="text">
      <style:text-properties fo:font-size="8pt" style:font-size-asian="8pt" style:font-name-complex="Arial2" style:font-size-complex="8pt"/>
    </style:style>
    <style:style style:name="T65" style:family="text">
      <style:text-properties fo:language="es" fo:country="ES"/>
    </style:style>
    <style:style style:name="T66" style:family="text">
      <style:text-properties fo:language="es" fo:country="ES" fo:font-weight="bold" style:font-weight-asian="bold"/>
    </style:style>
    <style:style style:name="T67" style:family="text">
      <style:text-properties fo:language="es" fo:country="ES" fo:font-weight="bold" officeooo:rsid="00070cad" style:font-weight-asian="bold"/>
    </style:style>
    <style:style style:name="T68" style:family="text">
      <style:text-properties fo:language="es" fo:country="ES" fo:font-style="italic" style:font-style-asian="italic" style:font-name-complex="TimesNewRomanPSMT"/>
    </style:style>
    <style:style style:name="T69" style:family="text">
      <style:text-properties fo:language="es" fo:country="ES" style:font-name-complex="Calibri3"/>
    </style:style>
    <style:style style:name="T70" style:family="text">
      <style:text-properties fo:language="es" fo:country="ES" officeooo:rsid="002d253f" style:font-name-complex="Calibri3"/>
    </style:style>
    <style:style style:name="T71" style:family="text">
      <style:text-properties fo:color="#00000a" style:font-name="Calibri1" fo:letter-spacing="normal" fo:font-weight="normal" style:font-weight-asian="normal" style:font-name-complex="Arial,Bold" style:font-weight-complex="normal"/>
    </style:style>
    <style:style style:name="T72" style:family="text">
      <style:text-properties fo:color="#00000a" style:font-name="Calibri1" fo:letter-spacing="normal" fo:font-weight="normal" officeooo:rsid="002d253f" style:font-weight-asian="normal" style:font-name-complex="Arial,Bold" style:font-weight-complex="normal"/>
    </style:style>
    <style:style style:name="T73" style:family="text">
      <style:text-properties fo:color="#00000a" style:font-name="Calibri1" fo:letter-spacing="normal" fo:font-weight="normal" officeooo:rsid="002d8402" style:font-weight-asian="normal" style:font-name-complex="Arial,Bold" style:font-weight-complex="normal"/>
    </style:style>
    <style:style style:name="T74" style:family="text">
      <style:text-properties fo:color="#00000a" style:font-name="Calibri1" fo:letter-spacing="normal" fo:font-weight="normal" officeooo:rsid="00317047" style:font-weight-asian="normal" style:font-name-complex="Arial,Bold" style:font-weight-complex="normal"/>
    </style:style>
    <style:style style:name="T75" style:family="text">
      <style:text-properties fo:color="#00000a" style:font-name="Calibri1" fo:letter-spacing="normal" fo:font-weight="bold" style:font-weight-asian="bold" style:font-name-complex="Arial,Bold" style:font-weight-complex="bold"/>
    </style:style>
    <style:style style:name="T76" style:family="text">
      <style:text-properties fo:color="#00000a" style:font-name="Calibri1" fo:letter-spacing="normal" fo:font-weight="bold" officeooo:rsid="002d253f" style:font-weight-asian="bold" style:font-name-complex="Arial,Bold" style:font-weight-complex="bold"/>
    </style:style>
    <style:style style:name="T77" style:family="text">
      <style:text-properties fo:color="#00000a" style:font-name="Calibri1" fo:letter-spacing="normal" fo:font-weight="bold" officeooo:rsid="002d8402" style:font-weight-asian="bold" style:font-name-complex="Arial,Bold" style:font-weight-complex="bold"/>
    </style:style>
    <style:style style:name="T78" style:family="text">
      <style:text-properties fo:color="#00000a" style:font-name="Calibri1" fo:letter-spacing="normal" fo:font-weight="bold" officeooo:rsid="00317047" style:font-weight-asian="bold" style:font-name-complex="Arial,Bold" style:font-weight-complex="bold"/>
    </style:style>
    <style:style style:name="T79" style:family="text">
      <style:text-properties fo:color="#00000a" style:font-name="Calibri1" fo:letter-spacing="normal" fo:language="es" fo:country="ES" fo:font-weight="bold" style:font-weight-asian="bold" style:font-name-complex="Arial,Bold" style:font-weight-complex="bold"/>
    </style:style>
    <style:style style:name="T80" style:family="text">
      <style:text-properties fo:color="#00000a" style:font-name="Calibri1" fo:letter-spacing="normal" fo:language="es" fo:country="ES" fo:font-weight="bold" officeooo:rsid="002d253f" style:font-weight-asian="bold" style:font-name-complex="Arial,Bold" style:font-weight-complex="bold"/>
    </style:style>
    <style:style style:name="T81" style:family="text">
      <style:text-properties fo:color="#00000a" style:font-name="Calibri1" fo:letter-spacing="normal" fo:language="es" fo:country="ES" fo:font-weight="bold" officeooo:rsid="002d8402" style:font-weight-asian="bold" style:font-name-complex="Arial,Bold" style:font-weight-complex="bold"/>
    </style:style>
    <style:style style:name="T82" style:family="text">
      <style:text-properties fo:color="#00000a" style:text-position="13% 100%" style:font-name="Calibri1" fo:letter-spacing="normal" fo:language="es" fo:country="ES" fo:font-weight="normal" officeooo:rsid="002eb017" style:font-name-asian="Arial2" style:font-weight-asian="normal" style:font-name-complex="Arial2" style:font-weight-complex="normal" style:text-scale="105%"/>
    </style:style>
    <style:style style:name="T83" style:family="text">
      <style:text-properties fo:color="#00000a" style:text-position="13% 100%" style:font-name="Calibri1" fo:letter-spacing="normal" fo:language="es" fo:country="ES" fo:font-weight="bold" officeooo:rsid="0019c5d1" style:font-name-asian="Arial2" style:font-weight-asian="normal" style:font-name-complex="Arial2" style:font-weight-complex="normal" style:text-scale="105%"/>
    </style:style>
    <style:style style:name="T84" style:family="text">
      <style:text-properties style:font-name="Calibri2" fo:font-size="6pt" fo:font-style="italic" style:font-size-asian="6pt" style:font-style-asian="italic" style:font-size-complex="6pt"/>
    </style:style>
    <style:style style:name="T85" style:family="text">
      <style:text-properties style:font-name="Calibri2" fo:font-size="6pt" fo:font-style="italic" officeooo:rsid="0048003a" style:font-size-asian="6pt" style:font-style-asian="italic" style:font-size-complex="6pt"/>
    </style:style>
    <style:style style:name="T86" style:family="text">
      <style:text-properties style:font-name="Calibri2" fo:font-size="6pt" fo:font-style="italic" officeooo:rsid="0049d269" style:font-size-asian="6pt" style:font-style-asian="italic" style:font-size-complex="6pt"/>
    </style:style>
    <style:style style:name="T87" style:family="text">
      <style:text-properties fo:font-style="italic" style:font-style-asian="italic"/>
    </style:style>
    <style:style style:name="T88" style:family="text">
      <style:text-properties officeooo:rsid="004c01a3"/>
    </style:style>
    <style:style style:name="T89" style:family="text">
      <style:text-properties style:font-name-complex="Calibri3"/>
    </style:style>
    <style:style style:name="T90" style:family="text">
      <style:text-properties style:font-name-asian="Arial2" style:font-name-complex="Arial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vertical-align="middle"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nia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ellidos_alu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mbre_alu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3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alu_hombre" form:control-implementation="ooo:com.sun.star.form.component.CheckBox" xml:id="control5" form:id="control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lu_mujer" form:control-implementation="ooo:com.sun.star.form.component.CheckBox" xml:id="control6" form:id="control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fechanac_alu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unicipio_nac_alu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ia_nac_alu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is_nac_alu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onvive_padre" form:control-implementation="ooo:com.sun.star.form.component.CheckBox" xml:id="control11" form:id="control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onvive_madre" form:control-implementation="ooo:com.sun.star.form.component.CheckBox" xml:id="control12" form:id="control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onvive_ambos" form:control-implementation="ooo:com.sun.star.form.component.CheckBox" xml:id="control13" form:id="control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entro_procedencia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omicilio_alu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p_alu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ocalidad_alu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ia_alu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asilla de verificación 2" form:control-implementation="ooo:com.sun.star.form.component.CheckBox" xml:id="control19" form:id="control19" form:label="Casilla de verificación 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onvive_otros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ni_pad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_pad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ni_mad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_mad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1_pad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2_pad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1_mad" form:control-implementation="ooo:com.sun.star.form.component.TextField" xml:id="control27" form:id="control2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2_mad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omicilio_pad" form:control-implementation="ooo:com.sun.star.form.component.TextField" xml:id="control29" form:id="control2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omicilio_mad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p_pad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ocalidad_pad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ia_pad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p_mad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ocalidad_mad" form:control-implementation="ooo:com.sun.star.form.component.TextField" xml:id="control35" form:id="control3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ia_mad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mbre_pad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mbre_mad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grupo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repetidor" form:control-implementation="ooo:com.sun.star.form.component.CheckBox" xml:id="control40" form:id="control4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formatted-text form:name="O1_TEC" form:control-implementation="ooo:com.sun.star.form.component.Formatted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1_IAEE" form:control-implementation="ooo:com.sun.star.form.component.Formatted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1_CCLA" form:control-implementation="ooo:com.sun.star.form.component.Formatted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2_ALE" form:control-implementation="ooo:com.sun.star.form.component.Formatted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2_INF" form:control-implementation="ooo:com.sun.star.form.component.Formatted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2_FRA" form:control-implementation="ooo:com.sun.star.form.component.Formatted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formatted-text form:name="O2_CCOI" form:control-implementation="ooo:com.sun.star.form.component.Formatted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Formatted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formatted-text>
          <form:checkbox form:name="religion" form:control-implementation="ooo:com.sun.star.form.component.CheckBox" xml:id="control48" form:id="control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valores" form:control-implementation="ooo:com.sun.star.form.component.CheckBox" xml:id="control49" form:id="control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roni_si" form:control-implementation="ooo:com.sun.star.form.component.CheckBox" xml:id="control50" form:id="control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roni_no" form:control-implementation="ooo:com.sun.star.form.component.CheckBox" xml:id="control51" form:id="control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mpa_si" form:control-implementation="ooo:com.sun.star.form.component.CheckBox" xml:id="control52" form:id="control5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mpa_no" form:control-implementation="ooo:com.sun.star.form.component.CheckBox" xml:id="control53" form:id="control5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column table:style-name="Tabla2.I"/>
        <table:table-column table:style-name="Tabla2.J"/>
        <table:table-column table:style-name="Tabla2.K"/>
        <table:table-row table:style-name="Tabla2.1">
          <table:table-cell table:style-name="Tabla2.A1" office:value-type="string">
            <text:p text:style-name="P25">A</text:p>
          </table:table-cell>
          <table:table-cell table:style-name="Tabla2.B1" table:number-columns-spanned="7" office:value-type="string">
            <text:p text:style-name="P18"><text:span text:style-name="T31">DATOS</text:span><text:span text:style-name="T30"> </text:span><text:span text:style-name="T31">PERSONALES</text:span><text:span text:style-name="T34"> </text:span><text:span text:style-name="T31">DEL</text:span><text:span text:style-name="T35"> </text:span><text:span text:style-name="T31">ALUM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2.I1" table:number-columns-spanned="3" office:value-type="string">
            <text:p text:style-name="P16"><text:span text:style-name="T33">NIA</text:span> <draw:control text:anchor-type="as-char" draw:z-index="2" draw:style-name="gr7" draw:text-style-name="P46" svg:width="3.703cm" svg:height="0.551cm" draw:control="control1"/></text:p>
          </table:table-cell>
          <table:covered-table-cell/>
          <table:covered-table-cell/>
        </table:table-row>
        <table:table-row table:style-name="Tabla2.2">
          <table:table-cell table:style-name="Tabla2.A2" table:number-columns-spanned="3" office:value-type="string">
            <text:p text:style-name="P18"><text:span text:style-name="T38">APELLIDOS</text:span><text:span text:style-name="T38"><draw:control text:anchor-type="as-char" draw:z-index="3" draw:name="apellidos" draw:style-name="gr5" draw:text-style-name="P44" svg:width="6.603cm" svg:height="0.521cm" draw:control="control2"/></text:span></text:p>
          </table:table-cell>
          <table:covered-table-cell/>
          <table:covered-table-cell/>
          <table:table-cell table:style-name="Tabla2.D2" table:number-columns-spanned="3" office:value-type="string">
            <text:p text:style-name="P27"><text:span text:style-name="T38">NOMBRE</text:span><text:span text:style-name="T38"><draw:control text:anchor-type="as-char" draw:z-index="4" draw:name="nombre" draw:style-name="gr5" draw:text-style-name="P44" svg:width="3.747cm" svg:height="0.521cm" draw:control="control3"/></text:span></text:p>
          </table:table-cell>
          <table:covered-table-cell/>
          <table:covered-table-cell/>
          <table:table-cell table:style-name="Tabla2.G2" table:number-columns-spanned="3" office:value-type="string">
            <text:p text:style-name="P18"><text:span text:style-name="T38">DNI/NIE</text:span><text:span text:style-name="T38"><draw:control text:anchor-type="as-char" draw:z-index="5" draw:name="dni" draw:style-name="gr5" draw:text-style-name="P44" svg:width="3.07cm" svg:height="0.521cm" draw:control="control4"/></text:span></text:p>
          </table:table-cell>
          <table:covered-table-cell/>
          <table:covered-table-cell/>
          <table:table-cell table:style-name="Tabla2.J2" table:number-columns-spanned="2" office:value-type="string">
            <text:p text:style-name="P37"><draw:control text:anchor-type="paragraph" draw:z-index="20" draw:style-name="gr6" draw:text-style-name="P45" svg:width="0.075cm" svg:height="0.003cm" svg:x="3.066cm" svg:y="-1.785cm" draw:control="control19"/><text:span text:style-name="T19"><draw:control text:anchor-type="as-char" draw:z-index="6" draw:name="hombre" draw:style-name="gr1" draw:text-style-name="P41" svg:width="0.5cm" svg:height="0.5cm" draw:control="control5"/></text:span><text:span text:style-name="T19"><text:s/></text:span><text:span text:style-name="T10">HOMBRE <text:s text:c="2"/></text:span><text:span text:style-name="T12"><text:s/></text:span><text:span text:style-name="T20"><draw:control text:anchor-type="as-char" draw:z-index="7" draw:name="mujer" draw:style-name="gr1" draw:text-style-name="P41" svg:width="0.5cm" svg:height="0.5cm" draw:control="control6"/></text:span><text:span text:style-name="T20"><text:s/></text:span><text:span text:style-name="T10">MUJER</text:span></text:p>
          </table:table-cell>
          <table:covered-table-cell/>
        </table:table-row>
        <table:table-row table:style-name="Tabla2.2">
          <table:table-cell table:style-name="Tabla2.A3" table:number-columns-spanned="2" office:value-type="string">
            <text:p text:style-name="P18"><text:span text:style-name="T38">FECHA</text:span><text:span text:style-name="T36"> </text:span><text:span text:style-name="T38">DE</text:span><text:span text:style-name="T36"> </text:span><text:span text:style-name="T38">NACIMIENTO</text:span><text:span text:style-name="T38"><draw:control text:anchor-type="as-char" draw:z-index="8" draw:style-name="gr5" draw:text-style-name="P44" svg:width="3.432cm" svg:height="0.521cm" draw:control="control7"/></text:span></text:p>
          </table:table-cell>
          <table:covered-table-cell/>
          <table:table-cell table:style-name="Tabla2.C3" table:number-columns-spanned="2" office:value-type="string">
            <text:p text:style-name="P18"><text:span text:style-name="T38">MUNICIPIO</text:span><text:span text:style-name="T39"> </text:span><text:span text:style-name="T38">DE</text:span><text:span text:style-name="T41"> </text:span><text:span text:style-name="T38">NACIMIENTO </text:span><text:span text:style-name="T38"><draw:control text:anchor-type="as-char" draw:z-index="9" draw:style-name="gr5" draw:text-style-name="P44" svg:width="4.495cm" svg:height="0.521cm" draw:control="control8"/></text:span></text:p>
          </table:table-cell>
          <table:covered-table-cell/>
          <table:table-cell table:style-name="Tabla2.E3" table:number-columns-spanned="3" office:value-type="string">
            <text:p text:style-name="P27"><text:span text:style-name="T38">PROVINCIA</text:span><text:span text:style-name="T41"> </text:span><text:span text:style-name="T38">DE</text:span><text:span text:style-name="T41"> </text:span><text:span text:style-name="T38">NACIMIENTO</text:span><text:span text:style-name="T38"><draw:control text:anchor-type="as-char" draw:z-index="10" draw:style-name="gr5" draw:text-style-name="P44" svg:width="4.224cm" svg:height="0.521cm" draw:control="control9"/></text:span></text:p>
          </table:table-cell>
          <table:covered-table-cell/>
          <table:covered-table-cell/>
          <table:table-cell table:style-name="Tabla2.H3" table:number-columns-spanned="4" office:value-type="string">
            <text:p text:style-name="P18"><text:span text:style-name="T38">PAIS</text:span><text:span text:style-name="T42"> </text:span><text:span text:style-name="T38">DE</text:span><text:span text:style-name="T43"> </text:span><text:span text:style-name="T38">NACIMIENTO</text:span><text:span text:style-name="T38"><draw:control text:anchor-type="as-char" draw:z-index="11" draw:style-name="gr5" draw:text-style-name="P44" svg:width="4.495cm" svg:height="0.521cm" draw:control="control10"/></text:span></text:p>
          </table:table-cell>
          <table:covered-table-cell/>
          <table:covered-table-cell/>
          <table:covered-table-cell/>
        </table:table-row>
        <table:table-row table:style-name="Tabla2.2">
          <table:table-cell table:style-name="Tabla2.A4" table:number-columns-spanned="4" office:value-type="string">
            <text:p text:style-name="P19"><draw:control text:anchor-type="paragraph" draw:z-index="21" draw:style-name="gr4" draw:text-style-name="P44" svg:width="3.119cm" svg:height="0.521cm" svg:x="5.643cm" svg:y="0.321cm" draw:control="control20"/>CONVIVE</text:p>
            <text:p text:style-name="P35"><draw:control text:anchor-type="as-char" draw:z-index="12" draw:style-name="gr1" draw:text-style-name="P41" svg:width="0.5cm" svg:height="0.5cm" draw:control="control11"/><text:span text:style-name="T47">PADRE <text:s text:c="4"/></text:span><text:span text:style-name="T20"><draw:control text:anchor-type="as-char" draw:z-index="13" draw:style-name="gr1" draw:text-style-name="P41" svg:width="0.5cm" svg:height="0.5cm" draw:control="control12"/></text:span><text:span text:style-name="T47">MADRE <text:s text:c="3"/></text:span><text:span text:style-name="T20"><draw:control text:anchor-type="as-char" draw:z-index="14" draw:style-name="gr1" draw:text-style-name="P41" svg:width="0.5cm" svg:height="0.5cm" draw:control="control13"/></text:span><text:span text:style-name="T20"><text:s/></text:span><text:span text:style-name="T47">AMBOS <text:s text:c="2"/></text:span><text:span text:style-name="T48"><text:s/>OTROS </text:span></text:p>
          </table:table-cell>
          <table:covered-table-cell/>
          <table:covered-table-cell/>
          <table:covered-table-cell/>
          <table:table-cell table:style-name="Tabla2.E4" table:number-columns-spanned="7" office:value-type="string">
            <text:p text:style-name="P27"><text:span text:style-name="T38">CENTRO DE PROCEDENCIA</text:span><text:span text:style-name="T38"><draw:control text:anchor-type="as-char" draw:z-index="15" draw:style-name="gr5" draw:text-style-name="P44" svg:width="9.423cm" svg:height="0.521cm" draw:control="control14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2">
          <table:table-cell table:style-name="Tabla2.A5" table:number-columns-spanned="4" office:value-type="string">
            <text:p text:style-name="P18"><text:span text:style-name="T46">DOMICILIO</text:span><text:span text:style-name="T45"> </text:span><text:span text:style-name="T46">(CALLE/PLAZA</text:span><text:span text:style-name="T40"> </text:span><text:span text:style-name="T46">Y</text:span><text:span text:style-name="T37"> </text:span><text:span text:style-name="T46">NÚMERO)</text:span><text:span text:style-name="T46"><draw:control text:anchor-type="as-char" draw:z-index="16" draw:style-name="gr5" draw:text-style-name="P44" svg:width="8.774cm" svg:height="0.521cm" draw:control="control15"/></text:span></text:p>
          </table:table-cell>
          <table:covered-table-cell/>
          <table:covered-table-cell/>
          <table:covered-table-cell/>
          <table:table-cell table:style-name="Tabla2.E5" office:value-type="string">
            <text:p text:style-name="P27"><text:span text:style-name="T38">C.</text:span><text:span text:style-name="T43"> </text:span><text:span text:style-name="T38">POSTAL</text:span></text:p>
            <text:p text:style-name="P26"><draw:control text:anchor-type="as-char" draw:z-index="17" draw:style-name="gr5" draw:text-style-name="P44" svg:width="1.246cm" svg:height="0.521cm" draw:control="control16"/></text:p>
          </table:table-cell>
          <table:table-cell table:style-name="Tabla2.F5" table:number-columns-spanned="5" office:value-type="string">
            <text:p text:style-name="P18"><text:span text:style-name="T38">LOCALIDAD</text:span><text:span text:style-name="T38"><draw:control text:anchor-type="as-char" draw:z-index="18" draw:style-name="gr5" draw:text-style-name="P44" svg:width="3.493cm" svg:height="0.521cm" draw:control="control17"/></text:span></text:p>
          </table:table-cell>
          <table:covered-table-cell/>
          <table:covered-table-cell/>
          <table:covered-table-cell/>
          <table:covered-table-cell/>
          <table:table-cell table:style-name="Tabla2.K5" office:value-type="string">
            <text:p text:style-name="P18"><text:span text:style-name="T38">PROVINCIA</text:span><text:span text:style-name="T38"><draw:control text:anchor-type="as-char" draw:z-index="19" draw:style-name="gr5" draw:text-style-name="P44" svg:width="3.499cm" svg:height="0.521cm" draw:control="control18"/></text:span></text:p>
          </table:table-cell>
        </table:table-row>
      </table:table>
      <text:p text:style-name="P11"/>
      <text:p text:style-name="P11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J"/>
        <table:table-column table:style-name="Tabla3.K"/>
        <table:table-column table:style-name="Tabla3.L"/>
        <table:table-column table:style-name="Tabla3.M"/>
        <table:table-row table:style-name="Tabla3.1">
          <table:table-cell table:style-name="Tabla3.A1" office:value-type="string">
            <text:p text:style-name="P25">B</text:p>
          </table:table-cell>
          <table:table-cell table:style-name="Tabla3.B1" table:number-columns-spanned="5" office:value-type="string">
            <text:p text:style-name="P18"><text:span text:style-name="T66">DATOS</text:span><text:span text:style-name="T50"> </text:span><text:span text:style-name="T66">DEL</text:span><text:span text:style-name="T51"> </text:span><text:span text:style-name="T66">PADRE</text:span><text:span text:style-name="T50"> </text:span><text:span text:style-name="T66">O</text:span><text:span text:style-name="T50"> </text:span><text:span text:style-name="T66">TUTOR</text:span><text:span text:style-name="T50"> </text:span><text:span text:style-name="T66">LEGAL </text:span></text:p>
          </table:table-cell>
          <table:covered-table-cell/>
          <table:covered-table-cell/>
          <table:covered-table-cell/>
          <table:covered-table-cell/>
          <table:table-cell table:style-name="Tabla3.G1" table:number-rows-spanned="6" office:value-type="string">
            <text:p text:style-name="P18"/>
          </table:table-cell>
          <table:table-cell table:style-name="Tabla3.H1" office:value-type="string">
            <text:p text:style-name="P25">C</text:p>
          </table:table-cell>
          <table:table-cell table:style-name="Tabla3.I1" table:number-columns-spanned="5" office:value-type="string">
            <text:p text:style-name="P18"><text:span text:style-name="T66">DATOS</text:span><text:span text:style-name="T50"> </text:span><text:span text:style-name="T66">DE L</text:span><text:span text:style-name="T67">A</text:span><text:span text:style-name="T51"> </text:span><text:span text:style-name="T52">MADRE</text:span><text:span text:style-name="T50"> </text:span><text:span text:style-name="T66">O</text:span><text:span text:style-name="T50"> </text:span><text:span text:style-name="T66">TUTOR</text:span><text:span text:style-name="T67">A</text:span><text:span text:style-name="T50"> </text:span><text:span text:style-name="T66">LEGAL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2" table:number-columns-spanned="6" office:value-type="string">
            <text:p text:style-name="P17"><draw:control text:anchor-type="paragraph" draw:z-index="38" draw:style-name="gr4" draw:text-style-name="P44" svg:width="8.826cm" svg:height="0.521cm" svg:x="0.072cm" svg:y="0.296cm" draw:control="control37"/>APELLIDOS, <text:span text:style-name="T88">NOMBRE</text:span></text:p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H2" table:number-columns-spanned="6" office:value-type="string">
            <text:p text:style-name="P17"><draw:control text:anchor-type="paragraph" draw:z-index="39" draw:style-name="gr4" draw:text-style-name="P44" svg:width="8.826cm" svg:height="0.521cm" svg:x="0.072cm" svg:y="0.289cm" draw:control="control38"/>APELLIDOS, <text:span text:style-name="T88">NOMBRE</text:span></text:p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3" office:value-type="string">
            <text:p text:style-name="P18"><text:span text:style-name="T38">DNI/NIE</text:span><text:span text:style-name="T38"><draw:control text:anchor-type="as-char" draw:z-index="22" draw:style-name="gr5" draw:text-style-name="P44" svg:width="2.625cm" svg:height="0.521cm" draw:control="control21"/></text:span></text:p>
          </table:table-cell>
          <table:covered-table-cell/>
          <table:covered-table-cell/>
          <table:table-cell table:style-name="Tabla3.D3" table:number-columns-spanned="3" office:value-type="string">
            <text:p text:style-name="P18"><text:span text:style-name="T38">E-MAIL</text:span><text:span text:style-name="T38"><draw:control text:anchor-type="as-char" draw:z-index="23" draw:style-name="gr5" draw:text-style-name="P44" svg:width="5.58cm" svg:height="0.521cm" draw:control="control22"/></text:span></text:p>
          </table:table-cell>
          <table:covered-table-cell/>
          <table:covered-table-cell/>
          <table:covered-table-cell/>
          <table:table-cell table:style-name="Tabla3.H3" table:number-columns-spanned="3" office:value-type="string">
            <text:p text:style-name="P17">DNI/NIE</text:p>
            <text:p text:style-name="P17"><draw:control text:anchor-type="as-char" draw:z-index="24" draw:style-name="gr5" draw:text-style-name="P44" svg:width="2.234cm" svg:height="0.521cm" draw:control="control23"/></text:p>
          </table:table-cell>
          <table:covered-table-cell/>
          <table:covered-table-cell/>
          <table:table-cell table:style-name="Tabla3.K3" table:number-columns-spanned="3" office:value-type="string">
            <text:p text:style-name="P17">E-MAIL</text:p>
            <text:p text:style-name="P17"><draw:control text:anchor-type="as-char" draw:z-index="25" draw:style-name="gr5" draw:text-style-name="P44" svg:width="6.01cm" svg:height="0.521cm" draw:control="control24"/></text:p>
          </table:table-cell>
          <table:covered-table-cell/>
          <table:covered-table-cell/>
        </table:table-row>
        <table:table-row table:style-name="Tabla3.3">
          <table:table-cell table:style-name="Tabla3.A4" table:number-columns-spanned="4" office:value-type="string">
            <text:p text:style-name="P27"><text:span text:style-name="T38">TELÉFONO</text:span><text:span text:style-name="T44"> </text:span><text:span text:style-name="T38">1</text:span><text:span text:style-name="T38"><draw:control text:anchor-type="as-char" draw:z-index="26" draw:style-name="gr5" draw:text-style-name="P44" svg:width="3.77cm" svg:height="0.521cm" draw:control="control25"/></text:span></text:p>
          </table:table-cell>
          <table:covered-table-cell/>
          <table:covered-table-cell/>
          <table:covered-table-cell/>
          <table:table-cell table:style-name="Tabla3.E4" table:number-columns-spanned="2" office:value-type="string">
            <text:p text:style-name="P18"><text:span text:style-name="T38">TELÉFONO</text:span><text:span text:style-name="T44"> </text:span><text:span text:style-name="T38">2</text:span><text:span text:style-name="T38"><draw:control text:anchor-type="as-char" draw:z-index="27" draw:style-name="gr5" draw:text-style-name="P44" svg:width="3.957cm" svg:height="0.521cm" draw:control="control26"/></text:span></text:p>
          </table:table-cell>
          <table:covered-table-cell/>
          <table:covered-table-cell/>
          <table:table-cell table:style-name="Tabla3.H4" table:number-columns-spanned="4" office:value-type="string">
            <text:p text:style-name="P27"><text:span text:style-name="T38">TELÉFONO</text:span><text:span text:style-name="T44"> </text:span><text:span text:style-name="T38">1</text:span><text:span text:style-name="T38"><draw:control text:anchor-type="as-char" draw:z-index="28" draw:style-name="gr5" draw:text-style-name="P44" svg:width="3.77cm" svg:height="0.521cm" draw:control="control27"/></text:span></text:p>
          </table:table-cell>
          <table:covered-table-cell/>
          <table:covered-table-cell/>
          <table:covered-table-cell/>
          <table:table-cell table:style-name="Tabla3.L4" table:number-columns-spanned="2" office:value-type="string">
            <text:p text:style-name="P18"><text:span text:style-name="T38">TELÉFONO</text:span><text:span text:style-name="T44"> </text:span><text:span text:style-name="T38">2</text:span><text:span text:style-name="T38"><draw:control text:anchor-type="as-char" draw:z-index="29" draw:style-name="gr5" draw:text-style-name="P44" svg:width="4.128cm" svg:height="0.521cm" draw:control="control28"/></text:span></text:p>
          </table:table-cell>
          <table:covered-table-cell/>
        </table:table-row>
        <table:table-row table:style-name="Tabla3.3">
          <table:table-cell table:style-name="Tabla3.A5" table:number-columns-spanned="6" office:value-type="string">
            <text:p text:style-name="P18"><text:span text:style-name="T46">DOMICILIO</text:span><text:span text:style-name="T45"> </text:span><text:span text:style-name="T46">(CALLE/PLAZA</text:span><text:span text:style-name="T40"> </text:span><text:span text:style-name="T46">Y</text:span><text:span text:style-name="T37"> </text:span><text:span text:style-name="T46">NÚMERO) </text:span><text:span text:style-name="T49">(Sólo si no coincide con el del alumno)</text:span><text:span text:style-name="T46"><draw:control text:anchor-type="as-char" draw:z-index="30" draw:style-name="gr5" draw:text-style-name="P44" svg:width="8.774cm" svg:height="0.521cm" draw:control="control29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H5" table:number-columns-spanned="6" office:value-type="string">
            <text:p text:style-name="P18"><text:span text:style-name="T46">DOMICILIO</text:span><text:span text:style-name="T45"> </text:span><text:span text:style-name="T46">(CALLE/PLAZA</text:span><text:span text:style-name="T40"> </text:span><text:span text:style-name="T46">Y</text:span><text:span text:style-name="T37"> </text:span><text:span text:style-name="T46">NÚMERO) </text:span><text:span text:style-name="T49">(Sólo si no coincide con el del alumno)</text:span><text:span text:style-name="T46"><draw:control text:anchor-type="as-char" draw:z-index="31" draw:style-name="gr5" draw:text-style-name="P44" svg:width="9.016cm" svg:height="0.521cm" draw:control="control30"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3">
          <table:table-cell table:style-name="Tabla3.A6" table:number-columns-spanned="2" office:value-type="string">
            <text:p text:style-name="P27"><text:span text:style-name="T38">C.</text:span><text:span text:style-name="T43"> </text:span><text:span text:style-name="T38">POSTAL</text:span></text:p>
            <text:p text:style-name="P26"><draw:control text:anchor-type="as-char" draw:z-index="32" draw:style-name="gr5" draw:text-style-name="P44" svg:width="1.246cm" svg:height="0.521cm" draw:control="control31"/></text:p>
          </table:table-cell>
          <table:covered-table-cell/>
          <table:table-cell table:style-name="Tabla3.C6" table:number-columns-spanned="3" office:value-type="string">
            <text:p text:style-name="P18"><text:span text:style-name="T38">LOCALIDAD</text:span><text:span text:style-name="T38"><draw:control text:anchor-type="as-char" draw:z-index="33" draw:style-name="gr5" draw:text-style-name="P44" svg:width="3.493cm" svg:height="0.521cm" draw:control="control32"/></text:span></text:p>
          </table:table-cell>
          <table:covered-table-cell/>
          <table:covered-table-cell/>
          <table:table-cell table:style-name="Tabla3.F6" office:value-type="string">
            <text:p text:style-name="P18"><text:span text:style-name="T38">PROVINCIA</text:span><text:span text:style-name="T38"><draw:control text:anchor-type="as-char" draw:z-index="34" draw:style-name="gr5" draw:text-style-name="P44" svg:width="2.881cm" svg:height="0.521cm" draw:control="control33"/></text:span></text:p>
          </table:table-cell>
          <table:covered-table-cell/>
          <table:table-cell table:style-name="Tabla3.H6" table:number-columns-spanned="2" office:value-type="string">
            <text:p text:style-name="P27"><text:span text:style-name="T38">C.</text:span><text:span text:style-name="T43"> </text:span><text:span text:style-name="T38">POSTAL</text:span></text:p>
            <text:p text:style-name="P26"><draw:control text:anchor-type="as-char" draw:z-index="35" draw:style-name="gr5" draw:text-style-name="P44" svg:width="1.246cm" svg:height="0.521cm" draw:control="control34"/></text:p>
          </table:table-cell>
          <table:covered-table-cell/>
          <table:table-cell table:style-name="Tabla3.J6" table:number-columns-spanned="3" office:value-type="string">
            <text:p text:style-name="P18"><text:span text:style-name="T38">LOCALIDAD</text:span><text:span text:style-name="T38"><draw:control text:anchor-type="as-char" draw:z-index="36" draw:style-name="gr5" draw:text-style-name="P44" svg:width="3.885cm" svg:height="0.521cm" draw:control="control35"/></text:span></text:p>
          </table:table-cell>
          <table:covered-table-cell/>
          <table:covered-table-cell/>
          <table:table-cell table:style-name="Tabla3.M6" office:value-type="string">
            <text:p text:style-name="P18"><text:span text:style-name="T38">PROVINCIA</text:span><text:span text:style-name="T38"><draw:control text:anchor-type="as-char" draw:z-index="37" draw:style-name="gr5" draw:text-style-name="P44" svg:width="3.003cm" svg:height="0.521cm" draw:control="control36"/></text:span></text:p>
          </table:table-cell>
        </table:table-row>
      </table:table>
      <text:p text:style-name="P11"/>
      <text:p text:style-name="P1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24">D</text:p>
          </table:table-cell>
          <table:table-cell table:style-name="Tabla1.B1" office:value-type="string">
            <text:p text:style-name="P20">DATOS ACADÉMICOS</text:p>
            <text:p text:style-name="P21"><text:s/></text:p>
          </table:table-cell>
          <table:table-cell table:style-name="Tabla1.B1" table:number-columns-spanned="2" office:value-type="string">
            <text:p text:style-name="P30"><text:span text:style-name="T22">C</text:span><text:span text:style-name="T23">URSO Y GRUPO EN EL QUE ESTUVO </text:span></text:p>
            <text:p text:style-name="P29">MATRICULADO EL CURSO ANTERIOR</text:p>
          </table:table-cell>
          <table:covered-table-cell/>
          <table:table-cell table:style-name="Tabla1.E1" office:value-type="string">
            <text:p text:style-name="P28"><draw:control text:anchor-type="as-char" svg:y="0.182cm" draw:z-index="40" draw:style-name="gr3" draw:text-style-name="P43" svg:width="3.211cm" svg:height="0.521cm" draw:control="control39"/></text:p>
          </table:table-cell>
          <table:table-cell table:style-name="Tabla1.F1" office:value-type="string">
            <text:p text:style-name="P32"><text:span text:style-name="T24"><text:s/></text:span><text:span text:style-name="T24"><draw:control text:anchor-type="as-char" draw:z-index="41" draw:style-name="gr1" draw:text-style-name="P41" svg:width="0.5cm" svg:height="0.5cm" draw:control="control40"/></text:span><text:span text:style-name="T24">Repetidor</text:span></text:p>
          </table:table-cell>
        </table:table-row>
        <table:table-row table:style-name="Tabla1.2">
          <table:table-cell table:style-name="Tabla1.F1" table:number-columns-spanned="6" office:value-type="string">
            <text:p text:style-name="P38"><text:span text:style-name="T32">Ámbito CT(</text:span><text:span text:style-name="T71">Biología y Geología, Física y Química, </text:span><text:span text:style-name="T73">Matemáticas</text:span><text:span text:style-name="T74">). <text:s/></text:span><text:span text:style-name="T78">Ámbito LS</text:span><text:span text:style-name="T74"> (</text:span><text:span text:style-name="T71">Geografía e Historia, Lengua Castellana y Literatura, Valenciano: Lengua y Literatura</text:span><text:span text:style-name="T74">), </text:span><text:span text:style-name="T71"><text:s/></text:span><text:span text:style-name="T78">Ámbito Leng. Extr.</text:span><text:span text:style-name="T74"> (</text:span><text:span text:style-name="T72">Inglés). </text:span><text:span text:style-name="T76">Materias </text:span><text:span text:style-name="T77">Específicas:</text:span><text:span text:style-name="T71"> Educación Física, Música, Educación Plástica, Visual y Audiovisual, </text:span><text:span text:style-name="T73">Religión/Valores Éticos + 1 de abajo</text:span><text:span text:style-name="T71">. </text:span><text:span text:style-name="T75">Materia </text:span><text:span text:style-name="T77">LCA:</text:span><text:span text:style-name="T73"> 1 de abajo</text:span><text:span text:style-name="T71">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F1" table:number-columns-spanned="6" office:value-type="string">
            <text:p text:style-name="P13"><text:span text:style-name="T26"><text:s text:c="2"/></text:span><text:span text:style-name="T80">Materia </text:span><text:span text:style-name="T81">Específica</text:span><text:span text:style-name="T26"> <text:s/></text:span><text:span text:style-name="T63">*</text:span><text:span text:style-name="T26"> (ENUMER</text:span><text:span text:style-name="T29">E</text:span><text:span text:style-name="T26"> POR ORDEN DE PREFERENCIA): <text:s/></text:span></text:p>
            <text:p text:style-name="P14"><text:span text:style-name="T27"><text:s text:c="3"/></text:span><text:span text:style-name="T17"><text:s text:c="3"/></text:span><text:span text:style-name="T15"><text:s text:c="4"/></text:span><text:span text:style-name="T15"><draw:control text:anchor-type="as-char" svg:y="-0.355cm" draw:z-index="42" draw:style-name="gr2" draw:text-style-name="P42" svg:width="0.5cm" svg:height="0.5cm" draw:control="control41"/></text:span><text:span text:style-name="T83"><text:s text:c="2"/></text:span><text:span text:style-name="T15">T</text:span><text:span text:style-name="T16">ecnología <text:s text:c="6"/></text:span><text:span text:style-name="T15"><text:s text:c="7"/></text:span><text:span text:style-name="T17"><text:s text:c="3"/></text:span><text:span text:style-name="T82"><text:s text:c="4"/></text:span><text:span text:style-name="T82"><draw:control text:anchor-type="as-char" svg:y="-0.355cm" draw:z-index="43" draw:style-name="gr2" draw:text-style-name="P42" svg:width="0.5cm" svg:height="0.5cm" draw:control="control42"/></text:span><text:span text:style-name="T82"><text:s text:c="2"/>Iniciación Act. Empren. y Empresarial</text:span><text:span text:style-name="T17"> </text:span><text:span text:style-name="T15"><text:s text:c="6"/></text:span><text:span text:style-name="T15"><draw:control text:anchor-type="as-char" svg:y="-0.355cm" draw:z-index="44" draw:style-name="gr2" draw:text-style-name="P42" svg:width="0.5cm" svg:height="0.5cm" draw:control="control43"/></text:span><text:span text:style-name="T18"><text:s text:c="2"/></text:span><text:span text:style-name="T17">Cultura Clásica <text:s text:c="2"/></text:span><text:span text:style-name="T82"><text:s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5" table:number-rows-spanned="2" table:number-columns-spanned="3" office:value-type="string">
            <text:p text:style-name="P36"><text:span text:style-name="T79">Materia </text:span><text:span text:style-name="T81">LCA</text:span><text:span text:style-name="T63">*</text:span><text:span text:style-name="T26"> (ENUMER</text:span><text:span text:style-name="T28">E</text:span><text:span text:style-name="T26"> POR ORDEN DE PREFERENCIA):</text:span></text:p>
            <text:p text:style-name="P22"><text:s/><text:span text:style-name="T38"><text:s text:c="2"/></text:span><text:span text:style-name="T11"><draw:control text:anchor-type="as-char" svg:y="-0.355cm" draw:z-index="45" draw:style-name="gr2" draw:text-style-name="P42" svg:width="0.5cm" svg:height="0.5cm" draw:control="control44"/></text:span><text:span text:style-name="T89"><text:s/></text:span>Alemán 2º Idioma <text:s text:c="14"/><text:span text:style-name="T38"><text:s/></text:span><text:span text:style-name="T11"><draw:control text:anchor-type="as-char" svg:y="-0.355cm" draw:z-index="46" draw:style-name="gr2" draw:text-style-name="P42" svg:width="0.5cm" svg:height="0.5cm" draw:control="control45"/></text:span><text:span text:style-name="T89"><text:s/></text:span>Informática</text:p>
            <text:p text:style-name="P33"><text:span text:style-name="T46"><text:s text:c="3"/></text:span><text:span text:style-name="T12"><draw:control text:anchor-type="as-char" svg:y="-0.355cm" draw:z-index="47" draw:style-name="gr2" draw:text-style-name="P42" svg:width="0.5cm" svg:height="0.5cm" draw:control="control46"/></text:span><text:span text:style-name="T69"><text:s/></text:span><text:span text:style-name="T65">Francés 2º Idioma <text:s text:c="14"/></text:span><text:span text:style-name="T46"><text:s/></text:span><text:span text:style-name="T12"><draw:control text:anchor-type="as-char" svg:y="-0.355cm" draw:z-index="48" draw:style-name="gr2" draw:text-style-name="P42" svg:width="0.5cm" svg:height="0.5cm" draw:control="control47"/></text:span><text:span text:style-name="T69"><text:s/></text:span><text:span text:style-name="T70">Competencia comunicativa oral en Inglés</text:span></text:p>
            <text:p text:style-name="P34"><text:s text:c="3"/></text:p>
          </table:table-cell>
          <table:covered-table-cell/>
          <table:covered-table-cell/>
          <table:table-cell table:style-name="Tabla1.D4" table:number-columns-spanned="3" office:value-type="string">
            <text:p text:style-name="P39"><text:span text:style-name="T25">ELIJA UNA OPCIÓN</text:span><text:span text:style-name="T13"> <text:s text:c="6"/></text:span><text:span text:style-name="T13"><draw:control text:anchor-type="as-char" draw:z-index="49" draw:style-name="gr1" draw:text-style-name="P41" svg:width="0.5cm" svg:height="0.5cm" draw:control="control48"/></text:span><text:span text:style-name="T13"><text:s/></text:span><text:span text:style-name="T14">Religión Católica</text:span><text:span text:style-name="T13"> <text:s text:c="11"/></text:span><text:span text:style-name="T13"><draw:control text:anchor-type="as-char" draw:z-index="50" draw:style-name="gr1" draw:text-style-name="P41" svg:width="0.5cm" svg:height="0.5cm" draw:control="control49"/></text:span><text:span text:style-name="T13"><text:s/></text:span><text:span text:style-name="T14">Valores Éticos</text:span></text:p>
          </table:table-cell>
          <table:covered-table-cell/>
          <table:covered-table-cell/>
        </table:table-row>
        <table:table-row table:style-name="Tabla1.5">
          <table:covered-table-cell/>
          <table:covered-table-cell/>
          <table:covered-table-cell/>
          <table:table-cell table:style-name="Tabla1.D5" table:number-columns-spanned="3" office:value-type="string">
            <text:p text:style-name="P40"><text:span text:style-name="T90">¿EL ALUMNO PADECE ENFERMEDAD CRÓNICA?</text:span><text:span text:style-name="T13"> <text:s text:c="9"/></text:span><text:span text:style-name="T13"><draw:control text:anchor-type="as-char" draw:z-index="51" draw:style-name="gr1" draw:text-style-name="P41" svg:width="0.5cm" svg:height="0.5cm" draw:control="control50"/></text:span><text:span text:style-name="T13"><text:s/></text:span><text:span text:style-name="T14">SÍ <text:s text:c="10"/></text:span><text:span text:style-name="T13"><draw:control text:anchor-type="as-char" draw:z-index="52" draw:style-name="gr1" draw:text-style-name="P41" svg:width="0.5cm" svg:height="0.5cm" draw:control="control51"/></text:span><text:span text:style-name="T13"><text:s/></text:span><text:span text:style-name="T14">NO</text:span></text:p>
            <text:p text:style-name="P40"><text:span text:style-name="T25">PERTENECE AL APA</text:span><text:span text:style-name="T13"> <text:s text:c="58"/></text:span><text:span text:style-name="T13"><draw:control text:anchor-type="as-char" draw:z-index="53" draw:style-name="gr1" draw:text-style-name="P41" svg:width="0.5cm" svg:height="0.5cm" draw:control="control52"/></text:span><text:span text:style-name="T13"><text:s/></text:span><text:span text:style-name="T14">SÍ <text:s text:c="10"/></text:span><text:span text:style-name="T13"><draw:control text:anchor-type="as-char" draw:z-index="54" draw:style-name="gr1" draw:text-style-name="P41" svg:width="0.5cm" svg:height="0.5cm" draw:control="control53"/></text:span><text:span text:style-name="T13"><text:s/></text:span><text:span text:style-name="T14">NO</text:span></text:p>
          </table:table-cell>
          <table:covered-table-cell/>
          <table:covered-table-cell/>
        </table:table-row>
        <table:table-row table:style-name="Tabla1.6">
          <table:table-cell table:style-name="Tabla1.A6" table:number-columns-spanned="6" office:value-type="string">
            <text:p text:style-name="P31"><text:span text:style-name="T61">(*Si,</text:span><text:span text:style-name="T53"> </text:span><text:span text:style-name="T61">en</text:span><text:span text:style-name="T53"> </text:span><text:span text:style-name="T61">función</text:span><text:span text:style-name="T53"> </text:span><text:span text:style-name="T61">de</text:span><text:span text:style-name="T53"> </text:span><text:span text:style-name="T61">los</text:span><text:span text:style-name="T53"> </text:span><text:span text:style-name="T61">datos</text:span><text:span text:style-name="T53"> </text:span><text:span text:style-name="T61">de</text:span><text:span text:style-name="T53"> </text:span><text:span text:style-name="T61">los</text:span><text:span text:style-name="T53"> </text:span><text:span text:style-name="T61">que dispone</text:span><text:span text:style-name="T54"> </text:span><text:span text:style-name="T61">el</text:span><text:span text:style-name="T55"> </text:span><text:span text:style-name="T61">Centro,</text:span><text:span text:style-name="T55"> </text:span><text:span text:style-name="T61">se</text:span><text:span text:style-name="T55"> </text:span><text:span text:style-name="T61">estima</text:span><text:span text:style-name="T54"> </text:span><text:span text:style-name="T61">conveniente para</text:span><text:span text:style-name="T56"> </text:span><text:span text:style-name="T61">el</text:span><text:span text:style-name="T57"> </text:span><text:span text:style-name="T61">alumno,</text:span><text:span text:style-name="T57"> </text:span><text:span text:style-name="T61">la</text:span><text:span text:style-name="T57"> </text:span><text:span text:style-name="T61">optativa</text:span><text:span text:style-name="T56"> </text:span><text:span text:style-name="T61">elegida</text:span><text:span text:style-name="T57"> </text:span><text:span text:style-name="T61">será cambiada por otra. De igual forma, la</text:span><text:span text:style-name="T58"> materia</text:span><text:span text:style-name="T59"> </text:span><text:span text:style-name="T58">concedida dependerá </text:span><text:span text:style-name="T61">de</text:span><text:span text:style-name="T58"> </text:span><text:span text:style-name="T61">la</text:span><text:span text:style-name="T58"> disponibilidad </text:span><text:span text:style-name="T61">y del</text:span><text:span text:style-name="T58"> número</text:span><text:span text:style-name="T60"> </text:span><text:span text:style-name="T61">de</text:span><text:span text:style-name="T58"> matriculados en</text:span><text:span text:style-name="T59"> </text:span><text:span text:style-name="T58">cada </text:span><text:span text:style-name="T61">una.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"/>
      <text:p text:style-name="P9"><text:span text:style-name="T62">(1)</text:span><text:span text:style-name="T84">De conformidad con lo que establece el Reglamento (UE) 2016/679 del Parlamento Europeo y del Consejo, que ha sido adaptado al ordenamiento jurídico español mediante la Ley Orgánica 3/2018, de 5 de diciembre, de Protección de Datos Personales y Garantías de los Derechos Digitales, se le informa que:- Los datos personales recogidos mediante esta solicitud serán tratados de forma confidencial.- La finalidad del tratamiento es el cumplimiento de los requisitos dispuestos en la normativa sobre el procedimiento de </text:span><text:span text:style-name="T85">matrícula</text:span><text:span text:style-name="T84"> del alumnado </text:span><text:span text:style-name="T86">en el </text:span><text:span text:style-name="T85">IES NÚM. 1 - LIBERTAS</text:span><text:span text:style-name="T84">.- Se pueden ejercer los derechos de acceso, rectificación, cancelación y oposición </text:span><text:span text:style-name="T85">ante el IES NÚM. 1 - LIBERTAS Polígono Aguas Nuevas, sector 25 S/N, 03183 Torrevieja </text:span><text:span text:style-name="T84">(dirección de correo electrónico: </text:span><text:span text:style-name="T85">03008630</text:span><text:span text:style-name="T84">@gva.es Tfn.: 96</text:span><text:span text:style-name="T85">5</text:span><text:span text:style-name="T84"> </text:span><text:span text:style-name="T85">290</text:span><text:span text:style-name="T84"> </text:span><text:span text:style-name="T85">100</text:span><text:span text:style-name="T84">).</text:span></text:p>
      <text:p text:style-name="P8"><text:span text:style-name="T87">Con la firma de la solicitud autorizo y presto mi consentimiento expreso para el uso de mis datos, según todo lo anteriormente expuesto y de </text:span><text:span text:style-name="T68">forma confidencial, con las medidas de seguridad que establece la normativa vigente en materia de protección de datos.</text:span></text:p>
      <text:p text:style-name="P10"/>
      <text:p text:style-name="P23">Firma padre/tutor <text:tab/><text:tab/><text:tab/><text:tab/><text:tab/><text:tab/>Firma madre/tutora</text:p>
      <text:p text:style-name="P23"/>
      <text:p text:style-name="P7"><text:span text:style-name="T64">(</text:span><text:span text:style-name="T21">es obligatoria la firma de ambos</text:span><text:span text:style-name="T64">)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1" svg:font-family="Calibri, sans-serif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,Bold" svg:font-family="'Arial,Bold'" style:font-family-generic="system" style:font-pitch="variable"/>
    <style:font-face style:name="Calibri3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3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s" fo:country="ES" style:letter-kerning="true" style:font-name-asian="SimSun" style:font-size-asian="11pt" style:language-asian="en" style:country-asian="US" style:font-name-complex="Calibri3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text-align="start" style:justify-single-word="false" fo:orphans="2" fo:widows="2" fo:hyphenation-ladder-count="no-limit" style:writing-mode="lr-tb"/>
      <style:text-properties fo:color="#00000a" style:font-name-asian="Calibri3" style:font-family-asian="Calibri" style:font-family-generic-asian="system" style:font-pitch-asian="variable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Calibri3" style:font-family-complex="Calibri" style:font-family-generic-complex="system" style:font-pitch-complex="variable"/>
    </style:style>
    <style:style style:name="Pie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Calibri3" style:font-family-complex="Calibri" style:font-family-generic-complex="system" style:font-pitch-complex="variable"/>
    </style:style>
    <style:style style:name="Table_20_Paragraph" style:display-name="Table Paragraph" style:family="paragraph" style:parent-style-name="Standard" style:default-outline-level="">
      <style:paragraph-properties fo:margin-top="0cm" fo:margin-bottom="0cm" loext:contextual-spacing="false" fo:line-height="100%" fo:orphans="0" fo:widows="0"/>
      <style:text-properties style:font-name-complex="Calibri3" style:font-family-complex="Calibri" style:font-family-generic-complex="system" style:font-pitch-complex="variable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9.373cm" fo:margin-top="0cm" fo:margin-bottom="0cm" table:align="center" style:writing-mode="lr-tb"/>
    </style:style>
    <style:style style:name="Tabla5.A" style:family="table-column">
      <style:table-column-properties style:column-width="19.373cm"/>
    </style:style>
    <style:style style:name="Tabla5.1" style:family="table-row">
      <style:table-row-properties style:min-row-height="3.395cm" fo:keep-together="auto"/>
    </style:style>
    <style:style style:name="Tabla5.A1" style:family="table-cell">
      <style:table-cell-properties style:vertical-align="middle" fo:background-color="#ffffff" fo:padding-left="0.182cm" fo:padding-right="0.191cm" fo:padding-top="0cm" fo:padding-bottom="0cm" fo:border="0.5pt solid #00000a">
        <style:background-image/>
      </style:table-cell-properties>
    </style:style>
    <style:style style:name="MP1" style:family="paragraph" style:parent-style-name="Standard">
      <style:paragraph-properties fo:margin-left="0cm" fo:margin-right="4.066cm" fo:margin-top="0cm" fo:margin-bottom="0cm" loext:contextual-spacing="false" fo:text-align="center" style:justify-single-word="false" fo:text-indent="0cm" style:auto-text-indent="false"/>
      <style:text-properties fo:font-size="2pt" style:font-size-asian="1.75pt" style:font-size-complex="2pt"/>
    </style:style>
    <style:style style:name="M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2pt" fo:letter-spacing="normal" fo:font-weight="bold" style:font-size-asian="1.75pt" style:font-weight-asian="bold" style:font-size-complex="2pt"/>
    </style:style>
    <style:style style:name="MP3" style:family="paragraph" style:parent-style-name="Standard">
      <style:paragraph-properties fo:margin-top="0cm" fo:margin-bottom="0cm" loext:contextual-spacing="false" fo:text-align="center" style:justify-single-word="false"/>
      <style:text-properties fo:font-size="18pt" style:font-size-asian="18pt" style:font-size-complex="18pt"/>
    </style:style>
    <style:style style:name="MP4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officeooo:paragraph-rsid="003e442c" style:font-size-asian="14pt" style:font-size-complex="14pt"/>
    </style:style>
    <style:style style:name="MP5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3e442c"/>
    </style:style>
    <style:style style:name="MP6" style:family="paragraph" style:parent-style-name="Header">
      <style:text-properties fo:language="es" fo:country="ES"/>
    </style:style>
    <style:style style:name="MT1" style:family="text">
      <style:text-properties style:font-name="Times New Roman" fo:letter-spacing="normal" fo:font-weight="bold" style:font-weight-asian="bold"/>
    </style:style>
    <style:style style:name="MT2" style:family="text">
      <style:text-properties style:font-name="Times New Roman" fo:font-weight="bold" style:font-weight-asian="bold"/>
    </style:style>
    <style:style style:name="MT3" style:family="text">
      <style:text-properties style:font-name="Arial1" fo:letter-spacing="normal" fo:font-weight="bold" style:font-weight-asian="bold"/>
    </style:style>
    <style:style style:name="MT4" style:family="text">
      <style:text-properties style:font-name="Arial1" fo:font-weight="bold" style:font-weight-asian="bold"/>
    </style:style>
    <style:style style:name="MT5" style:family="text">
      <style:text-properties fo:color="#800000" style:font-name="Arial1" fo:font-size="20pt" fo:letter-spacing="normal" fo:font-weight="bold" officeooo:rsid="0057717f" style:font-size-asian="20pt" style:font-weight-asian="bold" style:font-size-complex="20pt"/>
    </style:style>
    <style:style style:name="MT6" style:family="text">
      <style:text-properties fo:color="#800000" style:font-name="Arial1" fo:font-size="20pt" fo:letter-spacing="normal" fo:font-weight="bold" officeooo:rsid="003e442c" style:font-size-asian="20pt" style:font-weight-asian="bold" style:font-size-complex="20pt"/>
    </style:style>
    <style:style style:name="MT7" style:family="text">
      <style:text-properties fo:color="#800000" style:font-name="Arial1" fo:font-size="20pt" fo:letter-spacing="normal" fo:font-weight="bold" style:font-size-asian="20pt" style:font-weight-asian="bold" style:font-size-complex="20pt"/>
    </style:style>
    <style:style style:name="MT8" style:family="text">
      <style:text-properties fo:color="#800000" style:font-name="Arial1" fo:font-size="20pt" fo:letter-spacing="normal" fo:font-weight="bold" officeooo:rsid="005bba90" style:font-size-asian="20pt" style:font-weight-asian="bold" style:font-size-complex="2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0.501cm" fo:margin-left="1cm" fo:margin-right="1cm" style:writing-mode="lr-tb" style:layout-grid-color="#c0c0c0" style:layout-grid-lines="45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row table:style-name="Tabla5.1">
            <table:table-cell table:style-name="Tabla5.A1" office:value-type="string">
              <text:p text:style-name="MP1"><draw:frame draw:style-name="Mfr1" draw:name="Imagen1" text:anchor-type="paragraph" svg:x="-0.026cm" svg:y="1.374cm" svg:width="3.374cm" svg:height="1.877cm" draw:z-index="0"><draw:image xlink:href="Pictures/100002010000066100000391F0B4069685737080.png" xlink:type="simple" xlink:show="embed" xlink:actuate="onLoad" loext:mime-type="image/png"/></draw:frame><draw:frame draw:style-name="Mfr2" draw:name="Imagen2" text:anchor-type="char" svg:x="2.889cm" svg:y="0.074cm" svg:width="14.933cm" svg:height="1.035cm" draw:z-index="1"><draw:image xlink:href="Pictures/1000020100001B75000001E898D216BBE4D28DB4.png" xlink:type="simple" xlink:show="embed" xlink:actuate="onLoad" loext:mime-type="image/png"/></draw:frame></text:p>
              <text:p text:style-name="MP2"/>
              <text:p text:style-name="MP2"/>
              <text:p text:style-name="MP2"/>
              <text:p text:style-name="MP2"/>
              <text:p text:style-name="MP2"/>
              <text:p text:style-name="MP2"/>
              <text:p text:style-name="MP2"/>
              <text:p text:style-name="MP2"/>
              <text:p text:style-name="MP2"/>
              <text:p text:style-name="MP2"/>
              <text:p text:style-name="MP2"/>
              <text:p text:style-name="MP3"><text:span text:style-name="MT1">SOLICITUD</text:span><text:span text:style-name="MT2"> </text:span><text:span text:style-name="MT1">DE</text:span><text:span text:style-name="MT2"> MATRÍCULA</text:span></text:p>
              <text:p text:style-name="MP4"><text:span text:style-name="MT3">CURSO</text:span><text:span text:style-name="MT4"> </text:span><text:span text:style-name="MT3">20 <text:s text:c="3"/>/ </text:span><text:span text:style-name="MT4">20 </text:span></text:p>
              <text:p text:style-name="MP5"><text:span text:style-name="MT5">3</text:span><text:span text:style-name="MT6">º E</text:span><text:span text:style-name="MT7">SO </text:span><text:span text:style-name="MT8">(PMAR)</text:span></text:p>
            </table:table-cell>
          </table:table-row>
        </table:table>
        <text:p text:style-name="MP6"/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ALU</meta:initial-creator>
    <meta:editing-cycles>63</meta:editing-cycles>
    <meta:print-date>2016-01-26T16:44:00</meta:print-date>
    <meta:creation-date>2015-05-11T09:29:00</meta:creation-date>
    <dc:date>2020-06-01T10:24:37.764206411</dc:date>
    <dc:language>en-GB</dc:language>
    <meta:editing-duration>PT3H11M24S</meta:editing-duration>
    <meta:generator>LibreOffice/6.4.4.2$MacOSX_X86_64 LibreOffice_project/3d775be2011f3886db32dfd395a6a6d1ca2630ff</meta:generator>
    <dc:creator>J M</dc:creator>
    <meta:document-statistic meta:table-count="4" meta:image-count="2" meta:object-count="0" meta:page-count="1" meta:paragraph-count="70" meta:word-count="446" meta:character-count="3086" meta:non-whitespace-character-count="2463"/>
    <meta:user-defined meta:name="AppVersion">14.0000</meta:user-defined>
    <meta:user-defined meta:name="Company">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